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9" manifest:media-type=""/>
  <manifest:file-entry manifest:full-path="settings.xml" manifest:media-type="text/xml"/>
  <manifest:file-entry manifest:full-path="Thumbnails/thumbnail.png" manifest:media-type="image/png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002cm" fo:margin-left="0.36cm" fo:margin-top="0cm" fo:margin-bottom="0cm" table:align="left" style:writing-mode="lr-tb"/>
    </style:style>
    <style:style style:name="Table1.A" style:family="table-column">
      <style:table-column-properties style:column-width="4.251cm"/>
    </style:style>
    <style:style style:name="Table1.B" style:family="table-column">
      <style:table-column-properties style:column-width="1.75cm"/>
    </style:style>
    <style:style style:name="Table1.C" style:family="table-column">
      <style:table-column-properties style:column-width="2cm"/>
    </style:style>
    <style:style style:name="Table1.D" style:family="table-column">
      <style:table-column-properties style:column-width="1.748cm"/>
    </style:style>
    <style:style style:name="Table1.E" style:family="table-column">
      <style:table-column-properties style:column-width="2.752cm"/>
    </style:style>
    <style:style style:name="Table1.F" style:family="table-column">
      <style:table-column-properties style:column-width="1.752cm"/>
    </style:style>
    <style:style style:name="Table1.1" style:family="table-row">
      <style:table-row-properties fo:keep-together="always"/>
    </style:style>
    <style:style style:name="Table1.A1" style:family="table-cell">
      <style:table-cell-properties style:border-line-width-left="0.026cm 0.026cm 0.026cm" style:border-line-width-top="0.026cm 0.026cm 0.026cm" fo:padding-left="0.071cm" fo:padding-right="0.071cm" fo:padding-top="0cm" fo:padding-bottom="0cm" fo:border-left="2.25pt double #000000" fo:border-right="0.75pt solid #000000" fo:border-top="2.25pt double #000000" fo:border-bottom="0.75pt solid #000000"/>
    </style:style>
    <style:style style:name="Table1.B1" style:family="table-cell">
      <style:table-cell-properties style:border-line-width-top="0.026cm 0.026cm 0.026cm" fo:padding-left="0.071cm" fo:padding-right="0.071cm" fo:padding-top="0cm" fo:padding-bottom="0cm" fo:border-left="0.75pt solid #000000" fo:border-right="0.75pt solid #000000" fo:border-top="2.25pt double #000000" fo:border-bottom="0.75pt solid #000000"/>
    </style:style>
    <style:style style:name="Table1.G1" style:family="table-cell">
      <style:table-cell-properties style:border-line-width-right="0.026cm 0.026cm 0.026cm" style:border-line-width-top="0.026cm 0.026cm 0.026cm" fo:padding-left="0.071cm" fo:padding-right="0.071cm" fo:padding-top="0cm" fo:padding-bottom="0cm" fo:border-left="0.75pt solid #000000" fo:border-right="2.25pt double #000000" fo:border-top="2.25pt double #000000" fo:border-bottom="0.75pt solid #000000"/>
    </style:style>
    <style:style style:name="Table1.A2" style:family="table-cell">
      <style:table-cell-properties style:border-line-width-left="0.026cm 0.026cm 0.026cm" fo:padding-left="0.071cm" fo:padding-right="0.071cm" fo:padding-top="0cm" fo:padding-bottom="0cm" fo:border-left="2.25pt double #000000" fo:border-right="0.75pt solid #000000" fo:border-top="0.75pt solid #000000" fo:border-bottom="0.75pt solid #000000"/>
    </style:style>
    <style:style style:name="Table1.B2" style:family="table-cell">
      <style:table-cell-properties fo:padding-left="0.071cm" fo:padding-right="0.071cm" fo:padding-top="0cm" fo:padding-bottom="0cm" fo:border="0.75pt solid #000000"/>
    </style:style>
    <style:style style:name="Table1.G2" style:family="table-cell">
      <style:table-cell-properties style:border-line-width-right="0.026cm 0.026cm 0.026cm" fo:padding-left="0.071cm" fo:padding-right="0.071cm" fo:padding-top="0cm" fo:padding-bottom="0cm" fo:border-left="0.75pt solid #000000" fo:border-right="2.25pt double #000000" fo:border-top="0.75pt solid #000000" fo:border-bottom="0.75pt solid #000000"/>
    </style:style>
    <style:style style:name="Table1.B3" style:family="table-cell">
      <style:table-cell-properties style:vertical-align="middle" fo:padding-left="0.071cm" fo:padding-right="0.071cm" fo:padding-top="0cm" fo:padding-bottom="0cm" fo:border="0.75pt solid #000000"/>
    </style:style>
    <style:style style:name="Table1.G3" style:family="table-cell">
      <style:table-cell-properties style:vertical-align="middle" style:border-line-width-right="0.026cm 0.026cm 0.026cm" fo:padding-left="0.071cm" fo:padding-right="0.071cm" fo:padding-top="0cm" fo:padding-bottom="0cm" fo:border-left="0.75pt solid #000000" fo:border-right="2.25pt double #000000" fo:border-top="0.75pt solid #000000" fo:border-bottom="0.75pt solid #000000"/>
    </style:style>
    <style:style style:name="Table1.A4" style:family="table-cell">
      <style:table-cell-properties style:border-line-width-left="0.026cm 0.026cm 0.026cm" style:border-line-width-bottom="0.026cm 0.026cm 0.026cm" fo:padding-left="0.071cm" fo:padding-right="0.071cm" fo:padding-top="0cm" fo:padding-bottom="0cm" fo:border-left="2.25pt double #000000" fo:border-right="0.75pt solid #000000" fo:border-top="0.75pt solid #000000" fo:border-bottom="2.25pt double #000000"/>
    </style:style>
    <style:style style:name="Table1.B4" style:family="table-cell">
      <style:table-cell-properties style:border-line-width-bottom="0.026cm 0.026cm 0.026cm" fo:padding-left="0.071cm" fo:padding-right="0.071cm" fo:padding-top="0cm" fo:padding-bottom="0cm" fo:border-left="0.75pt solid #000000" fo:border-right="0.75pt solid #000000" fo:border-top="0.75pt solid #000000" fo:border-bottom="2.25pt double #000000"/>
    </style:style>
    <style:style style:name="Table1.C4" style:family="table-cell">
      <style:table-cell-properties style:border-line-width-bottom="0.026cm 0.026cm 0.026cm" fo:padding-left="0.071cm" fo:padding-right="0.071cm" fo:padding-top="0cm" fo:padding-bottom="0cm" fo:border-left="0.75pt solid #000000" fo:border-right="0.75pt solid #000000" fo:border-top="0.75pt solid #000000" fo:border-bottom="2.25pt double #000000"/>
    </style:style>
    <style:style style:name="Table1.D4" style:family="table-cell">
      <style:table-cell-properties style:border-line-width-bottom="0.026cm 0.026cm 0.026cm" fo:padding-left="0.071cm" fo:padding-right="0.071cm" fo:padding-top="0cm" fo:padding-bottom="0cm" fo:border-left="0.75pt solid #000000" fo:border-right="0.75pt solid #000000" fo:border-top="0.75pt solid #000000" fo:border-bottom="2.25pt double #000000"/>
    </style:style>
    <style:style style:name="Table1.E4" style:family="table-cell">
      <style:table-cell-properties style:border-line-width-bottom="0.026cm 0.026cm 0.026cm" fo:padding-left="0.071cm" fo:padding-right="0.071cm" fo:padding-top="0cm" fo:padding-bottom="0cm" fo:border-left="0.75pt solid #000000" fo:border-right="0.75pt solid #000000" fo:border-top="0.75pt solid #000000" fo:border-bottom="2.25pt double #000000"/>
    </style:style>
    <style:style style:name="Table1.F4" style:family="table-cell">
      <style:table-cell-properties style:border-line-width-bottom="0.026cm 0.026cm 0.026cm" fo:padding-left="0.071cm" fo:padding-right="0.071cm" fo:padding-top="0cm" fo:padding-bottom="0cm" fo:border-left="0.75pt solid #000000" fo:border-right="0.75pt solid #000000" fo:border-top="0.75pt solid #000000" fo:border-bottom="2.25pt double #000000"/>
    </style:style>
    <style:style style:name="Table1.G4" style:family="table-cell">
      <style:table-cell-properties style:border-line-width-right="0.026cm 0.026cm 0.026cm" style:border-line-width-bottom="0.026cm 0.026cm 0.026cm" fo:padding-left="0.071cm" fo:padding-right="0.071cm" fo:padding-top="0cm" fo:padding-bottom="0cm" fo:border-left="0.75pt solid #000000" fo:border-right="2.25pt double #000000" fo:border-top="0.75pt solid #000000" fo:border-bottom="2.25pt double #000000"/>
    </style:style>
    <style:style style:name="Table6" style:family="table">
      <style:table-properties style:width="3.281cm" table:align="center" style:writing-mode="lr-tb"/>
    </style:style>
    <style:style style:name="Table6.A" style:family="table-column">
      <style:table-column-properties style:column-width="0.788cm"/>
    </style:style>
    <style:style style:name="Table6.B" style:family="table-column">
      <style:table-column-properties style:column-width="0.79cm"/>
    </style:style>
    <style:style style:name="Table6.D" style:family="table-column">
      <style:table-column-properties style:column-width="0.912cm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/>
    </style:style>
    <style:style style:name="Table6.D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D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5.33cm" table:align="center" style:writing-mode="lr-tb"/>
    </style:style>
    <style:style style:name="Table2.A" style:family="table-column">
      <style:table-column-properties style:column-width="0.864cm"/>
    </style:style>
    <style:style style:name="Table2.B" style:family="table-column">
      <style:table-column-properties style:column-width="0.866cm"/>
    </style:style>
    <style:style style:name="Table2.C" style:family="table-column">
      <style:table-column-properties style:column-width="0.912cm"/>
    </style:style>
    <style:style style:name="Table2.D" style:family="table-column">
      <style:table-column-properties style:column-width="0.91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F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F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6.05cm" table:align="center" fo:background-color="transparent" style:writing-mode="lr-tb">
        <style:background-image/>
      </style:table-properties>
    </style:style>
    <style:style style:name="Table3.A" style:family="table-column">
      <style:table-column-properties style:column-width="0.972cm"/>
    </style:style>
    <style:style style:name="Table3.B" style:family="table-column">
      <style:table-column-properties style:column-width="1.027cm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F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F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6.05cm" table:align="center" style:writing-mode="lr-tb"/>
    </style:style>
    <style:style style:name="Table4.A" style:family="table-column">
      <style:table-column-properties style:column-width="0.972cm"/>
    </style:style>
    <style:style style:name="Table4.B" style:family="table-column">
      <style:table-column-properties style:column-width="1.027cm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F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end" style:justify-single-word="false"/>
      <style:text-properties style:font-name="Times New Roman" fo:font-size="12pt" style:font-size-asian="12pt" style:font-name-complex="Times New Roman1" style:font-size-complex="12pt"/>
    </style:style>
    <style:style style:name="P2" style:family="paragraph" style:parent-style-name="Standard">
      <style:paragraph-properties fo:margin-top="0cm" fo:margin-bottom="0cm" style:contextual-spacing="false" fo:orphans="0" fo:widows="0"/>
      <style:text-properties style:font-name="Times New Roman" fo:font-size="12pt" style:font-size-asian="12pt" style:font-name-complex="Times New Roman1" style:font-size-complex="12pt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cm" style:auto-text-indent="false"/>
      <style:text-properties style:font-name="Times New Roman" fo:font-size="12pt" style:font-size-asian="12pt" style:font-name-complex="Times New Roman1" style:font-size-complex="10pt"/>
    </style:style>
    <style:style style:name="P5" style:family="paragraph" style:parent-style-name="Standard">
      <style:paragraph-properties fo:margin-left="0cm" fo:margin-right="0cm" fo:margin-top="0cm" fo:margin-bottom="0.282cm" style:contextual-spacing="true" fo:text-align="justify" style:justify-single-word="false" fo:text-indent="4.001cm" style:auto-text-indent="false"/>
      <style:text-properties style:font-name="Times New Roman" fo:font-size="12pt" style:font-size-asian="12pt" style:font-name-complex="Times New Roman1" style:font-size-complex="10pt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cm" style:auto-text-indent="false"/>
      <style:text-properties style:font-name="Times New Roman" fo:font-size="12pt" officeooo:paragraph-rsid="0021316d" style:font-size-asian="12pt" style:font-name-complex="Times New Roman1" style:font-size-complex="10pt"/>
    </style:style>
    <style:style style:name="P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Times New Roman" fo:font-size="12pt" officeooo:paragraph-rsid="0021316d" style:font-size-asian="12pt" style:font-name-complex="Times New Roman1" style:font-size-complex="10pt"/>
    </style:style>
    <style:style style:name="P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cm" style:auto-text-indent="false"/>
      <style:text-properties style:font-name="Times New Roman" fo:font-size="14pt" style:font-size-asian="14pt" style:font-name-complex="Times New Roman1" style:font-size-complex="14pt"/>
    </style:style>
    <style:style style:name="P9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Times New Roman" fo:font-size="14pt" style:font-size-asian="14pt" style:font-name-complex="Times New Roman1" style:font-size-complex="14pt"/>
    </style:style>
    <style:style style:name="P10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1cm" style:auto-text-indent="false"/>
      <style:text-properties style:font-name="Times New Roman" fo:font-size="14pt" style:font-size-asian="14pt" style:font-name-complex="Times New Roman1" style:font-size-complex="14pt"/>
    </style:style>
    <style:style style:name="P11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Times New Roman" fo:font-size="14pt" officeooo:paragraph-rsid="00187538" style:font-size-asian="14pt" style:font-name-complex="Times New Roman1" style:font-size-complex="14pt"/>
    </style:style>
    <style:style style:name="P12" style:family="paragraph" style:parent-style-name="Standard">
      <style:paragraph-properties fo:margin-left="0cm" fo:margin-right="0cm" fo:margin-top="0cm" fo:margin-bottom="0.282cm" style:contextual-spacing="true" fo:text-align="justify" style:justify-single-word="false" fo:text-indent="4.001cm" style:auto-text-indent="false"/>
      <style:text-properties style:font-name="Times New Roman" fo:font-size="14pt" style:font-size-asian="14pt" style:font-name-complex="Times New Roman1" style:font-size-complex="14pt"/>
    </style:style>
    <style:style style:name="P13" style:family="paragraph" style:parent-style-name="Standard" style:master-page-name="">
      <loext:graphic-properties draw:fill="none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1cm" style:auto-text-indent="false" style:page-number="auto" fo:background-color="transparent" style:writing-mode="lr-tb"/>
      <style:text-properties style:font-name="Times New Roman" fo:font-size="14pt" style:font-size-asian="14pt" style:font-name-complex="Times New Roman1" style:font-size-complex="14pt"/>
    </style:style>
    <style:style style:name="P14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Times New Roman" fo:font-size="14pt" officeooo:rsid="00190b2c" officeooo:paragraph-rsid="00190b2c" style:font-size-asian="14pt" style:font-name-complex="Times New Roman1" style:font-size-complex="14pt"/>
    </style:style>
    <style:style style:name="P15" style:family="paragraph" style:parent-style-name="Standard" style:master-page-name="">
      <loext:graphic-properties draw:fill="none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1cm" style:auto-text-indent="false" style:page-number="auto" fo:background-color="transparent" style:writing-mode="lr-tb"/>
      <style:text-properties style:font-name="Times New Roman" fo:font-size="14pt" style:font-size-asian="14pt" style:font-size-complex="14pt"/>
    </style:style>
    <style:style style:name="P16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orphans="2" fo:widows="2" fo:text-indent="1cm" style:auto-text-indent="false" style:page-number="auto" fo:background-color="transparent" style:writing-mode="lr-tb"/>
      <style:text-properties style:font-name="Times New Roman" fo:font-size="14pt" style:font-size-asian="14pt" style:font-size-complex="14pt"/>
    </style:style>
    <style:style style:name="P17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orphans="2" fo:widows="2" fo:text-indent="1cm" style:auto-text-indent="false" style:page-number="auto" fo:background-color="transparent" style:writing-mode="lr-tb"/>
      <style:text-properties style:font-name="Times New Roman" fo:font-size="14pt" officeooo:paragraph-rsid="00187538" style:font-size-asian="14pt" style:font-size-complex="14pt"/>
    </style:style>
    <style:style style:name="P18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orphans="2" fo:widows="2" fo:text-indent="1cm" style:auto-text-indent="false" style:page-number="auto" fo:background-color="transparent" style:writing-mode="lr-tb"/>
      <style:text-properties style:font-name="Times New Roman" fo:font-size="14pt" officeooo:paragraph-rsid="00190b2c" style:font-size-asian="14pt" style:font-size-complex="14pt"/>
    </style:style>
    <style:style style:name="P19" style:family="paragraph" style:parent-style-name="Standard">
      <style:paragraph-properties fo:margin-left="0.018cm" fo:margin-right="0.134cm" fo:margin-top="0cm" fo:margin-bottom="0.035cm" style:contextual-spacing="false" fo:text-align="center" style:justify-single-word="false" fo:text-indent="-0.018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0" style:family="paragraph" style:parent-style-name="Standard">
      <style:paragraph-properties fo:margin-left="0cm" fo:margin-right="0.004cm" fo:margin-top="0cm" fo:margin-bottom="0.127cm" style:contextual-spacing="false" fo:text-align="center" style:justify-single-word="false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1" style:family="paragraph" style:parent-style-name="Standard">
      <style:paragraph-properties fo:margin-left="0cm" fo:margin-right="0.004cm" fo:margin-top="0cm" fo:margin-bottom="0.037cm" style:contextual-spacing="false" fo:text-align="center" style:justify-single-word="false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2" style:family="paragraph" style:parent-style-name="Standard">
      <style:paragraph-properties fo:margin-left="0cm" fo:margin-right="0.004cm" fo:margin-top="0cm" fo:margin-bottom="0.032cm" style:contextual-spacing="false" fo:text-align="center" style:justify-single-word="false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3" style:family="paragraph" style:parent-style-name="Standard">
      <style:paragraph-properties fo:margin-left="0cm" fo:margin-right="0.004cm" fo:margin-top="0cm" fo:margin-bottom="0.034cm" style:contextual-spacing="false" fo:text-align="center" style:justify-single-word="false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4" style:family="paragraph" style:parent-style-name="Standard">
      <style:paragraph-properties fo:margin-left="0.018cm" fo:margin-right="0.129cm" fo:margin-top="0cm" fo:margin-bottom="0.035cm" style:contextual-spacing="false" fo:text-align="center" style:justify-single-word="false" fo:text-indent="-0.018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5" style:family="paragraph" style:parent-style-name="Standard">
      <style:paragraph-properties fo:margin-left="0.018cm" fo:margin-right="0.127cm" fo:margin-top="0cm" fo:margin-bottom="0.132cm" style:contextual-spacing="false" fo:text-align="center" style:justify-single-word="false" fo:text-indent="-0.018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6" style:family="paragraph" style:parent-style-name="Standard">
      <style:paragraph-properties fo:margin-left="0.018cm" fo:margin-right="0.127cm" fo:margin-top="0cm" fo:margin-bottom="0.035cm" style:contextual-spacing="false" fo:text-align="center" style:justify-single-word="false" fo:text-indent="-0.018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7" style:family="paragraph" style:parent-style-name="Standard">
      <style:paragraph-properties fo:margin-left="0.018cm" fo:margin-right="0.122cm" fo:margin-top="0cm" fo:margin-bottom="0.116cm" style:contextual-spacing="false" fo:text-align="center" style:justify-single-word="false" fo:text-indent="-0.018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8" style:family="paragraph" style:parent-style-name="Standard">
      <style:paragraph-properties fo:margin-left="6.182cm" fo:margin-right="0.044cm" fo:margin-top="0cm" fo:margin-bottom="0.009cm" style:contextual-spacing="false" fo:line-height="132%" fo:text-indent="-4.341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9" style:family="paragraph" style:parent-style-name="Standard">
      <style:paragraph-properties fo:margin-top="0cm" fo:margin-bottom="0.129cm" style:contextual-spacing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0" style:family="paragraph" style:parent-style-name="Standard">
      <style:paragraph-properties fo:margin-top="0cm" fo:margin-bottom="0.037cm" style:contextual-spacing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1" style:family="paragraph" style:parent-style-name="Standard">
      <style:paragraph-properties fo:margin-top="0cm" fo:margin-bottom="0.032cm" style:contextual-spacing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2" style:family="paragraph" style:parent-style-name="Standard">
      <style:paragraph-properties fo:margin-left="0cm" fo:margin-right="0cm" fo:line-height="100%" fo:text-align="justify" style:justify-single-word="false" fo:text-indent="0.97cm" style:auto-text-indent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33" style:family="paragraph" style:parent-style-name="Standard">
      <style:paragraph-properties fo:margin-left="0cm" fo:margin-right="0cm" fo:text-align="end" style:justify-single-word="false" fo:text-indent="1cm" style:auto-text-indent="false" fo:break-before="page"/>
      <style:text-properties style:font-name="Times New Roman" fo:font-size="18pt" fo:font-weight="bold" officeooo:rsid="0023c7b1" officeooo:paragraph-rsid="0023c7b1" style:font-size-asian="18pt" style:font-weight-asian="bold" style:font-name-complex="Times New Roman1" style:font-size-complex="18pt" style:font-weight-complex="bold"/>
    </style:style>
    <style:style style:name="P34" style:family="paragraph" style:parent-style-name="Standard">
      <style:paragraph-properties fo:margin-left="0cm" fo:margin-right="0cm" fo:text-align="center" style:justify-single-word="false" fo:text-indent="1cm" style:auto-text-indent="false"/>
    </style:style>
    <style:style style:name="P35" style:family="paragraph" style:parent-style-name="Standard">
      <style:paragraph-properties fo:margin-left="0cm" fo:margin-right="0cm" fo:margin-top="0.212cm" fo:margin-bottom="0.212cm" style:contextual-spacing="false" fo:text-align="center" style:justify-single-word="false" fo:text-indent="1.251cm" style:auto-text-indent="false"/>
    </style:style>
    <style:style style:name="P36" style:family="paragraph" style:parent-style-name="Standard">
      <style:paragraph-properties fo:margin-left="0.018cm" fo:margin-right="0.129cm" fo:margin-top="0cm" fo:margin-bottom="0cm" style:contextual-spacing="false" fo:line-height="100%" fo:text-align="center" style:justify-single-word="false" fo:text-indent="-0.018cm" style:auto-text-indent="false"/>
    </style:style>
    <style:style style:name="P37" style:family="paragraph" style:parent-style-name="Standard">
      <style:paragraph-properties fo:margin-left="0.018cm" fo:margin-right="0.101cm" fo:margin-top="0cm" fo:margin-bottom="0cm" style:contextual-spacing="false" fo:line-height="100%" fo:text-indent="-0.018cm" style:auto-text-indent="false"/>
      <style:text-properties officeooo:paragraph-rsid="0016b1f4"/>
    </style:style>
    <style:style style:name="P38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39" style:family="paragraph" style:parent-style-name="Standard">
      <style:paragraph-properties fo:margin-left="0.018cm" fo:margin-right="0.129cm" fo:margin-top="0cm" fo:margin-bottom="0cm" style:contextual-spacing="false" fo:line-height="100%" fo:text-align="center" style:justify-single-word="false" fo:text-indent="-0.018cm" style:auto-text-indent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40" style:family="paragraph" style:parent-style-name="Standard">
      <style:paragraph-properties fo:margin-left="0.018cm" fo:margin-right="0.101cm" fo:margin-top="0cm" fo:margin-bottom="0cm" style:contextual-spacing="false" fo:line-height="100%" fo:text-indent="-0.018cm" style:auto-text-indent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41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42" style:family="paragraph" style:parent-style-name="Standard">
      <style:paragraph-properties fo:margin-left="0.018cm" fo:margin-right="0.101cm" fo:margin-top="0cm" fo:margin-bottom="0cm" style:contextual-spacing="false" fo:line-height="100%" fo:text-indent="-0.018cm" style:auto-text-indent="false"/>
      <style:text-properties fo:color="#000000" loext:opacity="100%" style:font-name="Times New Roman" fo:font-size="14pt" officeooo:rsid="001b5902" officeooo:paragraph-rsid="001b5902" style:font-name-asian="Times New Roman1" style:font-size-asian="14pt" style:font-name-complex="Times New Roman1" style:font-size-complex="14pt"/>
    </style:style>
    <style:style style:name="P43" style:family="paragraph" style:parent-style-name="Standard">
      <style:paragraph-properties fo:margin-left="0cm" fo:margin-right="0cm" fo:text-align="justify" style:justify-single-word="false" fo:text-indent="1cm" style:auto-text-indent="false"/>
    </style:style>
    <style:style style:name="P44" style:family="paragraph" style:parent-style-name="Standard">
      <style:paragraph-properties fo:margin-left="0cm" fo:margin-right="0cm" fo:margin-top="0.212cm" fo:margin-bottom="0.212cm" style:contextual-spacing="false" fo:text-align="justify" style:justify-single-word="false" fo:text-indent="1cm" style:auto-text-indent="false"/>
    </style:style>
    <style:style style:name="P45" style:family="paragraph" style:parent-style-name="Standard">
      <style:paragraph-properties fo:margin-left="0cm" fo:margin-right="0cm" fo:margin-top="0.212cm" fo:margin-bottom="0.282cm" style:contextual-spacing="false" fo:text-align="justify" style:justify-single-word="false" fo:text-indent="1cm" style:auto-text-indent="false"/>
    </style:style>
    <style:style style:name="P46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47" style:family="paragraph" style:parent-style-name="Standard">
      <style:paragraph-properties fo:text-align="justify" style:justify-single-word="false"/>
    </style:style>
    <style:style style:name="P48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officeooo:paragraph-rsid="00187538"/>
    </style:style>
    <style:style style:name="P49" style:family="paragraph" style:parent-style-name="Standard">
      <style:paragraph-properties fo:text-align="justify" style:justify-single-word="false"/>
      <style:text-properties officeooo:paragraph-rsid="0022db39"/>
    </style:style>
    <style:style style:name="P50" style:family="paragraph" style:parent-style-name="Standard">
      <style:paragraph-properties fo:text-align="justify" style:justify-single-word="false" fo:keep-with-next="always"/>
      <style:text-properties officeooo:paragraph-rsid="0022db39"/>
    </style:style>
    <style:style style:name="P51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style:font-size-asian="14pt" style:font-size-complex="14pt"/>
    </style:style>
    <style:style style:name="P52" style:family="paragraph" style:parent-style-name="Standard">
      <style:paragraph-properties fo:margin-left="0cm" fo:margin-right="0cm" fo:margin-top="0.212cm" fo:margin-bottom="0.282cm" style:contextual-spacing="false" fo:text-align="justify" style:justify-single-word="false" fo:text-indent="1cm" style:auto-text-indent="false"/>
      <style:text-properties fo:font-size="14pt" style:font-size-asian="14pt" style:font-size-complex="14pt"/>
    </style:style>
    <style:style style:name="P53" style:family="paragraph" style:parent-style-name="Table_20_Contents">
      <style:text-properties fo:font-size="14pt" style:font-size-asian="14pt" style:font-size-complex="14pt"/>
    </style:style>
    <style:style style:name="P54" style:family="paragraph" style:parent-style-name="Table_20_Contents">
      <style:text-properties fo:font-size="14pt" officeooo:rsid="0021316d" officeooo:paragraph-rsid="0021316d" style:font-size-asian="14pt" style:font-size-complex="14pt"/>
    </style:style>
    <style:style style:name="P55" style:family="paragraph" style:parent-style-name="Table_20_Contents">
      <style:text-properties fo:font-size="14pt" officeooo:rsid="0021eed5" officeooo:paragraph-rsid="0021eed5" style:font-size-asian="14pt" style:font-size-complex="14pt"/>
    </style:style>
    <style:style style:name="P56" style:family="paragraph" style:parent-style-name="Table_20_Contents">
      <style:text-properties fo:font-size="12pt" style:font-size-asian="12pt" style:font-size-complex="10pt"/>
    </style:style>
    <style:style style:name="P57" style:family="paragraph" style:parent-style-name="Table_20_Contents">
      <style:paragraph-properties fo:text-align="center" style:justify-single-word="false"/>
      <style:text-properties fo:font-size="12pt" officeooo:rsid="001b5902" officeooo:paragraph-rsid="001b5902" style:font-size-asian="12pt" style:font-size-complex="10pt"/>
    </style:style>
    <style:style style:name="P58" style:family="paragraph" style:parent-style-name="Table_20_Contents">
      <style:paragraph-properties fo:text-align="center" style:justify-single-word="false"/>
      <style:text-properties fo:font-size="12pt" style:font-size-asian="12pt" style:font-size-complex="10pt"/>
    </style:style>
    <style:style style:name="P59" style:family="paragraph" style:parent-style-name="Table_20_Contents">
      <style:text-properties fo:font-size="12pt" officeooo:rsid="001cb11d" officeooo:paragraph-rsid="001cb11d" style:font-size-asian="12pt" style:font-size-complex="10pt"/>
    </style:style>
    <style:style style:name="P60" style:family="paragraph" style:parent-style-name="Table_20_Contents">
      <style:text-properties fo:font-size="12pt" officeooo:rsid="001f4845" officeooo:paragraph-rsid="001f4845" style:font-size-asian="12pt" style:font-size-complex="10pt"/>
    </style:style>
    <style:style style:name="P61" style:family="paragraph" style:parent-style-name="Standard">
      <style:paragraph-properties fo:margin-top="0.212cm" fo:margin-bottom="0.282cm" style:contextual-spacing="false" fo:text-align="center" style:justify-single-word="false"/>
      <style:text-properties style:font-name="Cambria Math" fo:font-size="14pt" officeooo:paragraph-rsid="001bcc08" style:font-size-asian="14pt" style:font-name-complex="Times New Roman1" style:font-size-complex="14pt"/>
    </style:style>
    <style:style style:name="P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ff" loext:opacity="100%" style:font-name="Courier New" fo:font-size="14pt" officeooo:rsid="0025c211" officeooo:paragraph-rsid="0025c211" style:font-size-asian="12.25pt" style:font-size-complex="14pt"/>
    </style:style>
    <style:style style:name="P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loext:opacity="100%" style:font-name="Courier New" fo:font-size="12pt" officeooo:rsid="0025c211" officeooo:paragraph-rsid="0025c211" style:font-size-asian="12pt" style:font-size-complex="12pt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loext:opacity="100%" style:font-name="Courier New" fo:font-size="14pt" officeooo:rsid="0025c211" officeooo:paragraph-rsid="0025c211" style:font-size-asian="14pt" style:font-size-complex="14pt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loext:opacity="100%" style:font-name="Times New Roman" fo:font-size="14pt" officeooo:rsid="0025c211" officeooo:paragraph-rsid="0025c211" style:font-size-asian="14pt" style:font-size-complex="14pt"/>
    </style:style>
    <style:style style:name="P66" style:family="paragraph" style:parent-style-name="Standard" style:master-page-name="First_20_Page">
      <style:paragraph-properties fo:margin-left="0.018cm" fo:margin-right="0.134cm" fo:margin-top="0cm" fo:margin-bottom="0.035cm" style:contextual-spacing="false" fo:text-align="center" style:justify-single-word="false" fo:text-indent="-0.018cm" style:auto-text-indent="false" style:page-number="auto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67" style:family="paragraph" style:parent-style-name="Standard" style:list-style-name="">
      <loext:graphic-properties draw:fill="none"/>
      <style:paragraph-properties fo:margin-left="0cm" fo:margin-right="0cm" fo:margin-top="0.353cm" fo:margin-bottom="0.212cm" style:contextual-spacing="false" fo:line-height="108%" fo:text-align="justify" style:justify-single-word="false" fo:orphans="2" fo:widows="2" fo:text-indent="1cm" style:auto-text-indent="false" fo:background-color="transparent" style:writing-mode="lr-tb"/>
      <style:text-properties officeooo:paragraph-rsid="00187538"/>
    </style:style>
    <style:style style:name="P68" style:family="paragraph" style:parent-style-name="Standard" style:list-style-name="">
      <loext:graphic-properties draw:fill="none"/>
      <style:paragraph-properties fo:margin-left="0cm" fo:margin-right="0cm" fo:margin-top="0.353cm" fo:margin-bottom="0.212cm" style:contextual-spacing="false" fo:line-height="108%" fo:text-align="justify" style:justify-single-word="false" fo:orphans="2" fo:widows="2" fo:text-indent="1cm" style:auto-text-indent="false" fo:background-color="transparent" style:writing-mode="lr-tb"/>
      <style:text-properties officeooo:paragraph-rsid="00190b2c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Times New Roman" fo:font-size="14pt" officeooo:rsid="0025c211" officeooo:paragraph-rsid="0025c211" style:font-size-asian="12.25pt" style:font-size-complex="14pt"/>
    </style:style>
    <style:style style:name="P70" style:family="paragraph" style:parent-style-name="Heading_20_2" style:master-page-name="">
      <loext:graphic-properties draw:fill="none"/>
      <style:paragraph-properties fo:margin-left="0cm" fo:margin-right="0cm" fo:margin-top="0.353cm" fo:margin-bottom="0.212cm" style:contextual-spacing="false" fo:line-height="108%" fo:text-align="start" style:justify-single-word="false" fo:orphans="2" fo:widows="2" fo:text-indent="1cm" style:auto-text-indent="false" style:page-number="auto" fo:background-color="transparent" fo:keep-with-next="always" style:writing-mode="lr-tb"/>
    </style:style>
    <style:style style:name="P71" style:family="paragraph" style:parent-style-name="Heading_20_2" style:master-page-name="">
      <loext:graphic-properties draw:fill="none"/>
      <style:paragraph-properties fo:margin-left="0cm" fo:margin-right="0cm" fo:margin-top="0.353cm" fo:margin-bottom="0.212cm" style:contextual-spacing="false" fo:line-height="108%" fo:text-align="start" style:justify-single-word="false" fo:orphans="2" fo:widows="2" fo:text-indent="1cm" style:auto-text-indent="false" style:page-number="auto" fo:background-color="transparent" fo:keep-with-next="always" style:writing-mode="lr-tb"/>
      <style:text-properties style:font-name="Times New Roman" fo:font-size="14pt" style:font-size-asian="14pt" style:font-size-complex="14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174eec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187538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190b2c" style:font-size-asian="14pt" style:font-name-complex="Times New Roman1" style:font-size-complex="14pt"/>
    </style:style>
    <style:style style:name="T5" style:family="text">
      <style:text-properties style:font-name="Times New Roman" fo:font-size="14pt" fo:language="en" fo:country="US" fo:font-style="italic" style:font-size-asian="14pt" style:font-style-asian="italic" style:font-name-complex="Times New Roman1" style:font-size-complex="14pt"/>
    </style:style>
    <style:style style:name="T6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7" style:family="text">
      <style:text-properties style:font-name="Times New Roman" fo:font-size="14pt" fo:language="en" fo:country="US" officeooo:rsid="001cb11d" style:font-size-asian="14pt" style:font-name-complex="Times New Roman1" style:font-size-complex="14pt"/>
    </style:style>
    <style:style style:name="T8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9" style:family="text"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T10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11" style:family="text">
      <style:text-properties fo:color="#000000" loext:opacity="100%" style:font-name="Times New Roman" fo:font-size="14pt" officeooo:rsid="0016b1f4" style:font-name-asian="Times New Roman1" style:font-size-asian="14pt" style:font-name-complex="Times New Roman1" style:font-size-complex="14pt"/>
    </style:style>
    <style:style style:name="T12" style:family="text">
      <style:text-properties fo:color="#000000" loext:opacity="100%" style:font-name="Times New Roman" fo:font-size="14pt" officeooo:rsid="0013f91f" style:font-name-asian="Times New Roman1" style:font-size-asian="14pt" style:font-name-complex="Times New Roman1" style:font-size-complex="14pt"/>
    </style:style>
    <style:style style:name="T13" style:family="text">
      <style:text-properties style:text-position="sub 58%" style:font-name="Times New Roman" fo:font-size="14pt" fo:language="en" fo:country="US" style:font-size-asian="14pt" style:font-name-complex="Times New Roman1" style:font-size-complex="14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officeooo:rsid="00187538"/>
    </style:style>
    <style:style style:name="T16" style:family="text">
      <style:text-properties style:font-name-complex="Times New Roman1"/>
    </style:style>
    <style:style style:name="T17" style:family="text">
      <style:text-properties officeooo:rsid="00174eec" style:font-name-complex="Times New Roman1"/>
    </style:style>
    <style:style style:name="T18" style:family="text">
      <style:text-properties officeooo:rsid="00187538" style:font-name-complex="Times New Roman1"/>
    </style:style>
    <style:style style:name="T19" style:family="text">
      <style:text-properties officeooo:rsid="00190b2c" style:font-name-complex="Times New Roman1"/>
    </style:style>
    <style:style style:name="T20" style:family="text">
      <style:text-properties officeooo:rsid="00190b2c"/>
    </style:style>
    <style:style style:name="T21" style:family="text">
      <style:text-properties officeooo:rsid="001b5902"/>
    </style:style>
    <style:style style:name="T22" style:family="text">
      <style:text-properties officeooo:rsid="001bcc08"/>
    </style:style>
    <style:style style:name="T23" style:family="text">
      <style:text-properties officeooo:rsid="0020a59c"/>
    </style:style>
    <style:style style:name="T24" style:family="text">
      <style:text-properties officeooo:rsid="0021316d"/>
    </style:style>
    <style:style style:name="T25" style:family="text">
      <style:text-properties officeooo:rsid="0021eed5"/>
    </style:style>
    <style:style style:name="T26" style:family="text">
      <style:text-properties officeooo:rsid="0022db39"/>
    </style:style>
    <style:style style:name="T27" style:family="text">
      <style:text-properties officeooo:rsid="0023c7b1"/>
    </style:style>
    <style:style style:name="T28" style:family="text">
      <style:text-properties officeooo:rsid="0025c211"/>
    </style:style>
    <style:style style:name="fr1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>Министерство образования Республики Беларусь </text:p>
      <text:p text:style-name="P20"><text:s/></text:p>
      <text:p text:style-name="P24">Учреждение образования </text:p>
      <text:p text:style-name="P28">«Белорусский государственный университет информатики и радиоэлектроники» </text:p>
      <text:p text:style-name="P29"><text:s/></text:p>
      <text:p text:style-name="P19">Кафедра электронных вычислительных машин </text:p>
      <text:p text:style-name="P30"><text:s/></text:p>
      <text:p text:style-name="P31"><text:s/></text:p>
      <text:p text:style-name="P31"><text:s/></text:p>
      <text:p text:style-name="P30"><text:s/></text:p>
      <text:p text:style-name="P31"><text:s/></text:p>
      <text:p text:style-name="P31"><text:s/></text:p>
      <text:p text:style-name="P20"><text:s/></text:p>
      <text:p text:style-name="P25">Лабораторная работа №2 </text:p>
      <text:p text:style-name="P27">«Решение слабоструктурированных задач на основе метода анализа иерархий» </text:p>
      <text:p text:style-name="P26">Вариант № 3</text:p>
      <text:p text:style-name="P21"><text:s/></text:p>
      <text:p text:style-name="P22"><text:s/></text:p>
      <text:p text:style-name="P23"><text:s/></text:p>
      <text:p text:style-name="P22"><text:s text:c="2"/></text:p>
      <text:p text:style-name="P40">Выполнил <text:s text:c="88"/>Проверил:</text:p>
      <text:p text:style-name="P37"><text:span text:style-name="T10">студент группы </text:span><text:span text:style-name="T11">050502</text:span><text:span text:style-name="T10">: <text:s text:c="59"/></text:span><text:span text:style-name="T12">Селезнев А.И.</text:span></text:p>
      <text:p text:style-name="P42">Крачковский А.В.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1"><text:s/></text:p>
      <text:p text:style-name="P36"><text:span text:style-name="T10">Минск 202</text:span><text:span text:style-name="T11">3</text:span></text:p>
      <text:p text:style-name="P32"><text:soft-page-break/>1. Исходные данные для выполнения</text:p>
      <text:p text:style-name="P8">Предлагаются шесть вариантов площадки для строительства нового предприятия. Характеристики площадок следующие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B"/>
        <table:table-row table:style-name="Table1.1">
          <table:table-cell table:style-name="Table1.A1" office:value-type="string">
            <text:p text:style-name="P2">Площадка</text:p>
          </table:table-cell>
          <table:table-cell table:style-name="Table1.B1" office:value-type="string">
            <text:p text:style-name="P3">Пл1</text:p>
          </table:table-cell>
          <table:table-cell table:style-name="Table1.B1" office:value-type="string">
            <text:p text:style-name="P3">Пл2</text:p>
          </table:table-cell>
          <table:table-cell table:style-name="Table1.B1" office:value-type="string">
            <text:p text:style-name="P3">Пл3</text:p>
          </table:table-cell>
          <table:table-cell table:style-name="Table1.B1" office:value-type="string">
            <text:p text:style-name="P3">Пл4</text:p>
          </table:table-cell>
          <table:table-cell table:style-name="Table1.B1" office:value-type="string">
            <text:p text:style-name="P3">Пл5</text:p>
          </table:table-cell>
          <table:table-cell table:style-name="Table1.G1" office:value-type="string">
            <text:p text:style-name="P3">Пл6</text:p>
          </table:table-cell>
        </table:table-row>
        <table:table-row table:style-name="Table1.1">
          <table:table-cell table:style-name="Table1.A2" office:value-type="string">
            <text:p text:style-name="P2">Уровень развития дорожной сети</text:p>
          </table:table-cell>
          <table:table-cell table:style-name="Table1.B2" office:value-type="string">
            <text:p text:style-name="P3">средняя</text:p>
          </table:table-cell>
          <table:table-cell table:style-name="Table1.B2" office:value-type="string">
            <text:p text:style-name="P3">плохая</text:p>
          </table:table-cell>
          <table:table-cell table:style-name="Table1.B2" office:value-type="string">
            <text:p text:style-name="P3">развитая</text:p>
          </table:table-cell>
          <table:table-cell table:style-name="Table1.B2" office:value-type="string">
            <text:p text:style-name="P2">развитая (немного лучше, чем для Пл3)</text:p>
          </table:table-cell>
          <table:table-cell table:style-name="Table1.B2" office:value-type="string">
            <text:p text:style-name="P3">средняя</text:p>
          </table:table-cell>
          <table:table-cell table:style-name="Table1.G2" office:value-type="string">
            <text:p text:style-name="P3">плохая</text:p>
          </table:table-cell>
        </table:table-row>
        <table:table-row table:style-name="Table1.1">
          <table:table-cell table:style-name="Table1.A2" office:value-type="string">
            <text:p text:style-name="P2">Энергоснабжение</text:p>
          </table:table-cell>
          <table:table-cell table:style-name="Table1.B3" office:value-type="string">
            <text:p text:style-name="P3">хорошее</text:p>
          </table:table-cell>
          <table:table-cell table:style-name="Table1.B3" office:value-type="string">
            <text:p text:style-name="P3">хорошее</text:p>
          </table:table-cell>
          <table:table-cell table:style-name="Table1.B3" office:value-type="string">
            <text:p text:style-name="P3">плохое</text:p>
          </table:table-cell>
          <table:table-cell table:style-name="Table1.B3" office:value-type="string">
            <text:p text:style-name="P3">среднее</text:p>
          </table:table-cell>
          <table:table-cell table:style-name="Table1.B3" office:value-type="string">
            <text:p text:style-name="P3">очень хорошее</text:p>
          </table:table-cell>
          <table:table-cell table:style-name="Table1.G3" office:value-type="string">
            <text:p text:style-name="P3">среднее</text:p>
          </table:table-cell>
        </table:table-row>
        <table:table-row table:style-name="Table1.1">
          <table:table-cell table:style-name="Table1.A4" office:value-type="string">
            <text:p text:style-name="P2">Затраты на подготовку к строительству, млн ден.ед.</text:p>
          </table:table-cell>
          <table:table-cell table:style-name="Table1.B4" office:value-type="string">
            <text:p text:style-name="P3">3,5</text:p>
          </table:table-cell>
          <table:table-cell table:style-name="Table1.C4" office:value-type="string">
            <text:p text:style-name="P3">2,5</text:p>
          </table:table-cell>
          <table:table-cell table:style-name="Table1.D4" office:value-type="string">
            <text:p text:style-name="P3">3</text:p>
          </table:table-cell>
          <table:table-cell table:style-name="Table1.E4" office:value-type="string">
            <text:p text:style-name="P3">3,5</text:p>
          </table:table-cell>
          <table:table-cell table:style-name="Table1.F4" office:value-type="string">
            <text:p text:style-name="P3">3</text:p>
          </table:table-cell>
          <table:table-cell table:style-name="Table1.G4" office:value-type="string">
            <text:p text:style-name="P3">2,0</text:p>
          </table:table-cell>
        </table:table-row>
      </table:table>
      <text:p text:style-name="P8">Важность критериев оценивается двумя экспертами.</text:p>
      <text:p text:style-name="P8">По мнению первого эксперта, наиболее важный критерий - затраты на подготовку к строительству, менее важны (и одинаково важны между собой) уровень развития дорожной сети и энергоснабжение.</text:p>
      <text:p text:style-name="P8">По мнению второго эксперта, наиболее важный критерий - уровень развития дорожной сети, немного менее важный - затраты на подготовку к строительству, еще немного менее важный - энергоснабжение.</text:p>
      <text:p text:style-name="P39"/>
      <text:p text:style-name="P39"/>
      <text:p text:style-name="P32">2. Выбор множества Парето</text:p>
      <text:p text:style-name="P15">Выбор множества Парето-оптимальных решений (множества Парето) представляет собой отбор перспективных альтернатив, из которых затем отбирается одна (лучшая) альтернатива.</text:p>
      <text:p text:style-name="P15">Выберем множества Парето:</text:p>
      <text:p text:style-name="P13">Для удобства обозначим что A1 = „Уровень развития дорожной сети“, A2 = „Энергоснабжение“, а A3 = „Затраты на подготовку к строительству, млн ден. ед.“. При знаке „&gt;“ будем подразумевать „лучше“, при „=“ равны и при „&lt;“ хуже.</text:p>
      <text:h text:style-name="P70" text:outline-level="2"><text:span text:style-name="T2">2.1 </text:span><text:span text:style-name="T1">Сравним Пл1 и Пл2: </text:span></text:h>
      <text:p text:style-name="P16"><text:span text:style-name="T17">A1</text:span><text:span text:style-name="T16"> Пл1 </text:span><text:span text:style-name="T17">&gt;</text:span><text:span text:style-name="T16"> Пл2;</text:span></text:p>
      <text:p text:style-name="P16">A2 Пл1 = Пл2;</text:p>
      <text:p text:style-name="P16">A3 Пл1 &lt; Пл2</text:p>
      <text:p text:style-name="P16">Таким образом, ни одну из альтернатив исключить нельзя, так как по некоторым критериям лучше одна, а по другим – другая.</text:p>
      <text:h text:style-name="P70" text:outline-level="2"><text:soft-page-break/><text:span text:style-name="T3">2.2 </text:span><text:span text:style-name="T1">Сравним Пл1 и Пл3.</text:span></text:h>
      <text:p text:style-name="P17"><text:span text:style-name="T17">A1</text:span><text:span text:style-name="T16"> Пл1 </text:span><text:span text:style-name="T17">&lt;</text:span><text:span text:style-name="T16"> Пл</text:span><text:span text:style-name="T18">3</text:span><text:span text:style-name="T16">;</text:span></text:p>
      <text:p text:style-name="P17">A2 Пл1 &gt; Пл<text:span text:style-name="T15">3</text:span>;</text:p>
      <text:p text:style-name="P48"><text:span text:style-name="T1">A3 Пл1 &lt; Пл</text:span><text:span text:style-name="T3">3;</text:span></text:p>
      <text:p text:style-name="P11">Ни одна из альтернатив не исключается.</text:p>
      <text:h text:style-name="P70" text:outline-level="2"><text:span text:style-name="T3">2.3 </text:span><text:span text:style-name="T1">Сравним Пл1 и Пл4.</text:span></text:h>
      <text:p text:style-name="P17"><text:span text:style-name="T17">A1</text:span><text:span text:style-name="T16"> Пл1 </text:span><text:span text:style-name="T17">&lt;</text:span><text:span text:style-name="T16"> Пл</text:span><text:span text:style-name="T18">4</text:span><text:span text:style-name="T16">;</text:span></text:p>
      <text:p text:style-name="P17">A2 Пл1 &gt; Пл<text:span text:style-name="T15">4</text:span>;</text:p>
      <text:h text:style-name="P67" text:outline-level="2"><text:span text:style-name="T1">A3 Пл1 </text:span><text:span text:style-name="T4">=</text:span><text:span text:style-name="T1"> Пл</text:span><text:span text:style-name="T3">4;</text:span></text:h>
      <text:p text:style-name="P11">Ни одна из альтернатив не исключается.</text:p>
      <text:h text:style-name="P70" text:outline-level="2"><text:span text:style-name="T4">2.4 </text:span><text:span text:style-name="T1">Сравним Пл1 и Пл5.</text:span></text:h>
      <text:p text:style-name="P18"><text:span text:style-name="T17">A1</text:span><text:span text:style-name="T16"> Пл1 </text:span><text:span text:style-name="T19">=</text:span><text:span text:style-name="T16"> Пл</text:span><text:span text:style-name="T19">5</text:span><text:span text:style-name="T16">;</text:span></text:p>
      <text:p text:style-name="P18">A2 Пл1 &lt; Пл<text:span text:style-name="T20">5</text:span>;</text:p>
      <text:h text:style-name="P68" text:outline-level="2"><text:span text:style-name="T1">A3 Пл1 &lt; Пл</text:span><text:span text:style-name="T4">5</text:span><text:span text:style-name="T3">;</text:span></text:h>
      <text:p text:style-name="P14">Здесь мы можем заметить что Пл1 ничем не превосходит Пл5, напротив, является более худшей альтернативой, из чего следует что мы можем исключить Пл1 из дальнейшего сравнения.</text:p>
      <text:h text:style-name="P71" text:outline-level="2">2.5 Остальные</text:h>
      <text:p text:style-name="P43"><text:span text:style-name="T1">Аналогично сравниваются остальные альтернативы. </text:span><text:span text:style-name="T4">Но дальнейшие сравнения не приведут к исключению какой-либо альтернативы.</text:span></text:p>
      <text:p text:style-name="P43"><text:span text:style-name="T1">Таким образом, во множество Парето </text:span><text:span text:style-name="T4">войдут</text:span><text:span text:style-name="T1"> альтернативы Пл2, Пл3, Пл4, Пл5 и Пл6. Именно из них будет затем выбираться лучшая альтернатива.</text:span></text:p>
      <text:p text:style-name="P32">3. Метод анализа иерархий</text:p>
      <text:p text:style-name="P43"><text:span text:style-name="T1">Затем выполняется попарное сравнение всех элементов, учитываемых при решении задачи. Сравнение состоит в указании экспертных оценок превосходства (или, наоборот, отставания) элементов задачи относительно друг друга. Сначала сравниваются </text:span><text:span text:style-name="T9">критерии по их важности</text:span><text:span text:style-name="T1">. Затем сравниваются </text:span><text:span text:style-name="T9">альтернативы</text:span><text:span text:style-name="T1"> </text:span><text:span text:style-name="T9">по каждому критерию</text:span><text:span text:style-name="T1">. Для этого заполняются матрицы парных сравнений. Размерность каждой матрицы парных сравнений равна количеству сравниваемых элементов. Матрицы парных сравнений заполняются, обрабатываются, а также проверяются на непротиворечивость по правилам метода Саати.</text:span></text:p>
      <text:p text:style-name="P9"><text:soft-page-break/>На основании матриц парных сравнений вычисляются оценки важности критериев, оценки предпочтительности альтернатив по каждому из критериев и, наконец, обобщенные оценки предпочтительности альтернатив.</text:p>
      <text:p text:style-name="P9">Рассмотрим сравнение критериев по важности. В рассматриваемой задаче три критерия: уровень развития дорожной сети (<text:span text:style-name="T21">воспользуемся ранними обозначениями, А1</text:span>), энергоснабжение (<text:span text:style-name="T21">А</text:span>2), затраты на подготовку к строительству (<text:span text:style-name="T21">А</text:span>3). Поэтому потребуется заполнить матрицу размерностью 3 х 3. Матрица заполняется в соответствии с мнениями о важности. Матрица парных сравнений критериев для данного примера приведена в таблице 3.1.</text:p>
      <text:p text:style-name="P5"><text:s text:c="7"/>Таблица 3.1 — Матрица парных сравнений</text:p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row>
          <table:table-cell table:style-name="Table6.A1" office:value-type="string">
            <text:p text:style-name="P58"/>
          </table:table-cell>
          <table:table-cell table:style-name="Table6.A1" office:value-type="string">
            <text:p text:style-name="P57">A1</text:p>
          </table:table-cell>
          <table:table-cell table:style-name="Table6.A1" office:value-type="string">
            <text:p text:style-name="P57">A2</text:p>
          </table:table-cell>
          <table:table-cell table:style-name="Table6.D1" office:value-type="string">
            <text:p text:style-name="P57">A3</text:p>
          </table:table-cell>
        </table:table-row>
        <table:table-row>
          <table:table-cell table:style-name="Table6.A2" office:value-type="string">
            <text:p text:style-name="P57">A1</text:p>
          </table:table-cell>
          <table:table-cell table:style-name="Table6.A2" office:value-type="string">
            <text:p text:style-name="P57">1</text:p>
          </table:table-cell>
          <table:table-cell table:style-name="Table6.A2" office:value-type="string">
            <text:p text:style-name="P57">1</text:p>
          </table:table-cell>
          <table:table-cell table:style-name="Table6.D2" office:value-type="string">
            <text:p text:style-name="P57">1/5</text:p>
          </table:table-cell>
        </table:table-row>
        <table:table-row>
          <table:table-cell table:style-name="Table6.A2" office:value-type="string">
            <text:p text:style-name="P57">A2</text:p>
          </table:table-cell>
          <table:table-cell table:style-name="Table6.A2" office:value-type="string">
            <text:p text:style-name="P57">1</text:p>
          </table:table-cell>
          <table:table-cell table:style-name="Table6.A2" office:value-type="string">
            <text:p text:style-name="P57">1</text:p>
          </table:table-cell>
          <table:table-cell table:style-name="Table6.D2" office:value-type="string">
            <text:p text:style-name="P57">1/5</text:p>
          </table:table-cell>
        </table:table-row>
        <table:table-row>
          <table:table-cell table:style-name="Table6.A2" office:value-type="string">
            <text:p text:style-name="P57">A3</text:p>
          </table:table-cell>
          <table:table-cell table:style-name="Table6.A2" office:value-type="string">
            <text:p text:style-name="P57">5</text:p>
          </table:table-cell>
          <table:table-cell table:style-name="Table6.A2" office:value-type="string">
            <text:p text:style-name="P57">5</text:p>
          </table:table-cell>
          <table:table-cell table:style-name="Table6.D2" office:value-type="string">
            <text:p text:style-name="P57">1</text:p>
          </table:table-cell>
        </table:table-row>
      </table:table>
      <text:p text:style-name="P12"/>
      <text:p text:style-name="P9">Обработка матрицы парных сравнений выполняется по правилам метода Саати. <text:span text:style-name="T22">Все вычисления проводились в программе MathLab (код можно увидеть в приложении А).</text:span> Рассмотрим эту операцию для данного примера.</text:p>
      <text:p text:style-name="P9">Вычисляются средние геометрические строк матрицы:</text:p>
      <text:p text:style-name="P61"><text:tab/>C1 = 0.584804</text:p>
      <text:p text:style-name="P61"><text:tab/>C2 = 0.584804</text:p>
      <text:p text:style-name="P61"><text:tab/>C3 = 2.924018 </text:p>
      <text:p text:style-name="P43"><text:span text:style-name="T1">Вычисляется сумма средних геометрических: </text:span><text:span text:style-name="T9">С </text:span><text:span text:style-name="T1">= 4.093625</text:span></text:p>
      <text:p text:style-name="P43"><text:span text:style-name="T1">Вычисляются </text:span><text:span text:style-name="T9">локальные приоритеты</text:span><text:span text:style-name="T1"> (в данном случае - оценки важности критериев):</text:span></text:p>
      <text:p text:style-name="P34"><text:span text:style-name="T6">L</text:span><text:span text:style-name="T7">k</text:span><text:span text:style-name="T6">1 = <text:s/>0.142857</text:span></text:p>
      <text:p text:style-name="P34"><text:span text:style-name="T6">L</text:span><text:span text:style-name="T7">k</text:span><text:span text:style-name="T6">2 = <text:s/>0.142857</text:span></text:p>
      <text:p text:style-name="P34"><text:span text:style-name="T6">L</text:span><text:span text:style-name="T7">k</text:span><text:span text:style-name="T6">3 = <text:s/>0.714286</text:span></text:p>
      <text:p text:style-name="P9">Чем больше локальный приоритет, тем важнее критерий (т.е. тем больше он должен учитываться при выборе решения).</text:p>
      <text:p text:style-name="P9">Затем выполняется сравнение альтернатив по каждому из критериев. Рассмотрим сравнение альтернатив по критерию “уровень развития дорожной сети” (таблица 3.2).</text:p>
      <text:p text:style-name="P4"><text:soft-page-break/><text:s text:c="20"/>Таблица 3.2 — Матрица парных сравнений альтернатив </text:p>
      <text:p text:style-name="P4"><text:s text:c="20"/>по критерию “уровень развития дорожной сети”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B"/>
        <table:table-row>
          <table:table-cell table:style-name="Table2.A1" office:value-type="string">
            <text:p text:style-name="P56"/>
          </table:table-cell>
          <table:table-cell table:style-name="Table2.A1" office:value-type="string">
            <text:p text:style-name="P59">М2</text:p>
          </table:table-cell>
          <table:table-cell table:style-name="Table2.A1" office:value-type="string">
            <text:p text:style-name="P59">М3</text:p>
          </table:table-cell>
          <table:table-cell table:style-name="Table2.A1" office:value-type="string">
            <text:p text:style-name="P59">М4</text:p>
          </table:table-cell>
          <table:table-cell table:style-name="Table2.A1" office:value-type="string">
            <text:p text:style-name="P59">М5</text:p>
          </table:table-cell>
          <table:table-cell table:style-name="Table2.F1" office:value-type="string">
            <text:p text:style-name="P59">М6</text:p>
          </table:table-cell>
        </table:table-row>
        <table:table-row>
          <table:table-cell table:style-name="Table2.A2" office:value-type="string">
            <text:p text:style-name="P59">М2</text:p>
          </table:table-cell>
          <table:table-cell table:style-name="Table2.A2" office:value-type="string">
            <text:p text:style-name="P59">1</text:p>
          </table:table-cell>
          <table:table-cell table:style-name="Table2.A2" office:value-type="string">
            <text:p text:style-name="P60">1/7</text:p>
          </table:table-cell>
          <table:table-cell table:style-name="Table2.A2" office:value-type="string">
            <text:p text:style-name="P60">1/9</text:p>
          </table:table-cell>
          <table:table-cell table:style-name="Table2.A2" office:value-type="string">
            <text:p text:style-name="P60">1/5</text:p>
          </table:table-cell>
          <table:table-cell table:style-name="Table2.F2" office:value-type="string">
            <text:p text:style-name="P60">1</text:p>
          </table:table-cell>
        </table:table-row>
        <table:table-row>
          <table:table-cell table:style-name="Table2.A2" office:value-type="string">
            <text:p text:style-name="P59">М3</text:p>
          </table:table-cell>
          <table:table-cell table:style-name="Table2.A2" office:value-type="string">
            <text:p text:style-name="P60">7</text:p>
          </table:table-cell>
          <table:table-cell table:style-name="Table2.A2" office:value-type="string">
            <text:p text:style-name="P59">1</text:p>
          </table:table-cell>
          <table:table-cell table:style-name="Table2.A2" office:value-type="string">
            <text:p text:style-name="P60">1/3</text:p>
          </table:table-cell>
          <table:table-cell table:style-name="Table2.A2" office:value-type="string">
            <text:p text:style-name="P60">3</text:p>
          </table:table-cell>
          <table:table-cell table:style-name="Table2.F2" office:value-type="string">
            <text:p text:style-name="P60">7</text:p>
          </table:table-cell>
        </table:table-row>
        <table:table-row>
          <table:table-cell table:style-name="Table2.A2" office:value-type="string">
            <text:p text:style-name="P59">М4</text:p>
          </table:table-cell>
          <table:table-cell table:style-name="Table2.A2" office:value-type="string">
            <text:p text:style-name="P60">9</text:p>
          </table:table-cell>
          <table:table-cell table:style-name="Table2.A2" office:value-type="string">
            <text:p text:style-name="P60">3</text:p>
          </table:table-cell>
          <table:table-cell table:style-name="Table2.A2" office:value-type="string">
            <text:p text:style-name="P59">1</text:p>
          </table:table-cell>
          <table:table-cell table:style-name="Table2.A2" office:value-type="string">
            <text:p text:style-name="P60">5</text:p>
          </table:table-cell>
          <table:table-cell table:style-name="Table2.F2" office:value-type="string">
            <text:p text:style-name="P60">9</text:p>
          </table:table-cell>
        </table:table-row>
        <table:table-row>
          <table:table-cell table:style-name="Table2.A2" office:value-type="string">
            <text:p text:style-name="P59">М5</text:p>
          </table:table-cell>
          <table:table-cell table:style-name="Table2.A2" office:value-type="string">
            <text:p text:style-name="P60">5</text:p>
          </table:table-cell>
          <table:table-cell table:style-name="Table2.A2" office:value-type="string">
            <text:p text:style-name="P60">1/3</text:p>
          </table:table-cell>
          <table:table-cell table:style-name="Table2.A2" office:value-type="string">
            <text:p text:style-name="P60">1/5</text:p>
          </table:table-cell>
          <table:table-cell table:style-name="Table2.A2" office:value-type="string">
            <text:p text:style-name="P59">1</text:p>
          </table:table-cell>
          <table:table-cell table:style-name="Table2.F2" office:value-type="string">
            <text:p text:style-name="P60">5</text:p>
          </table:table-cell>
        </table:table-row>
        <table:table-row>
          <table:table-cell table:style-name="Table2.A2" office:value-type="string">
            <text:p text:style-name="P59">М6</text:p>
          </table:table-cell>
          <table:table-cell table:style-name="Table2.A2" office:value-type="string">
            <text:p text:style-name="P60">1</text:p>
          </table:table-cell>
          <table:table-cell table:style-name="Table2.A2" office:value-type="string">
            <text:p text:style-name="P60">1/7</text:p>
          </table:table-cell>
          <table:table-cell table:style-name="Table2.A2" office:value-type="string">
            <text:p text:style-name="P60">1/9</text:p>
          </table:table-cell>
          <table:table-cell table:style-name="Table2.A2" office:value-type="string">
            <text:p text:style-name="P60">1/5</text:p>
          </table:table-cell>
          <table:table-cell table:style-name="Table2.F2" office:value-type="string">
            <text:p text:style-name="P59">1</text:p>
          </table:table-cell>
        </table:table-row>
      </table:table>
      <text:p text:style-name="P8"/>
      <text:p text:style-name="P9">Матрица парных сравнений обрабатывается, как показано выше. Вычисляются средние геометрические строк:</text:p>
      <text:p text:style-name="P34">C<text:span text:style-name="T23">2</text:span> = 0.316474</text:p>
      <text:p text:style-name="P34">C<text:span text:style-name="T23">3</text:span> = 2.177906</text:p>
      <text:p text:style-name="P34">C<text:span text:style-name="T23">4</text:span> = 4.139189</text:p>
      <text:p text:style-name="P34">C<text:span text:style-name="T23">5</text:span> = 1.107566</text:p>
      <text:p text:style-name="P34">C<text:span text:style-name="T23">6</text:span> = 0.316474</text:p>
      <text:p text:style-name="P44"><text:span text:style-name="T1">Сумма средних геометрических: </text:span><text:span text:style-name="T9">С</text:span><text:span text:style-name="T1"> = 8.057610</text:span></text:p>
      <text:p text:style-name="P10">Локальные приоритеты альтернатив относительно критерия К1:</text:p>
      <text:p text:style-name="P34">L<text:span text:style-name="T23">k1m2</text:span> = <text:s/>0.039276</text:p>
      <text:p text:style-name="P34">L<text:span text:style-name="T23">k1m3</text:span> = <text:s/>0.270292</text:p>
      <text:p text:style-name="P34">L<text:span text:style-name="T23">k1m4</text:span> = <text:s/>0.513699</text:p>
      <text:p text:style-name="P34">L<text:span text:style-name="T23">k1m5</text:span> = <text:s/>0.137456</text:p>
      <text:p text:style-name="P34">L<text:span text:style-name="T23">k1m6</text:span> = <text:s/>0.039276</text:p>
      <text:p text:style-name="P45"><text:span text:style-name="T1">Чем больше локальный приоритет, тем лучше альтернатива </text:span><text:span text:style-name="T9">по данному критерию</text:span><text:span text:style-name="T1">. В данном случае видно, что по критерию “ уровень развития дорожной сети” лучшее место – М4, худшее – М2 и М6.</text:span></text:p>
      <text:p text:style-name="P9">Аналогично выполняется сравнение альтернатив по остальным критериям.</text:p>
      <text:p text:style-name="P9">В таблице 3.3 приведено попарное сравнение альтернатив по критерию “энергоснабжение”, в таблице 3.4 – по критерию “затраты на подготовку к строительству”.</text:p>
      <text:p text:style-name="P6"><text:s text:c="20"/></text:p>
      <text:p text:style-name="P7"/>
      <text:p text:style-name="P7"><text:soft-page-break/>Таблица 3.3 — Матрица парных сравнений альтернатив<text:span text:style-name="T24">н</text:span>о критерию “энергоснабжение”</text:p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 table:number-columns-repeated="3"/>
        <table:table-row table:style-name="Table3.1">
          <table:table-cell table:style-name="Table3.A1" office:value-type="string">
            <text:p text:style-name="P53"/>
          </table:table-cell>
          <table:table-cell table:style-name="Table3.A1" office:value-type="string">
            <text:p text:style-name="P54">М2</text:p>
          </table:table-cell>
          <table:table-cell table:style-name="Table3.A1" office:value-type="string">
            <text:p text:style-name="P54">М3</text:p>
          </table:table-cell>
          <table:table-cell table:style-name="Table3.A1" office:value-type="string">
            <text:p text:style-name="P54">М4</text:p>
          </table:table-cell>
          <table:table-cell table:style-name="Table3.A1" office:value-type="string">
            <text:p text:style-name="P54">М5</text:p>
          </table:table-cell>
          <table:table-cell table:style-name="Table3.F1" office:value-type="string">
            <text:p text:style-name="P54">М6</text:p>
          </table:table-cell>
        </table:table-row>
        <table:table-row table:style-name="Table3.1">
          <table:table-cell table:style-name="Table3.A2" office:value-type="string">
            <text:p text:style-name="P54">М2</text:p>
          </table:table-cell>
          <table:table-cell table:style-name="Table3.A2" office:value-type="string">
            <text:p text:style-name="P54">1</text:p>
          </table:table-cell>
          <table:table-cell table:style-name="Table3.A2" office:value-type="string">
            <text:p text:style-name="P54">7</text:p>
          </table:table-cell>
          <table:table-cell table:style-name="Table3.A2" office:value-type="string">
            <text:p text:style-name="P54">5</text:p>
          </table:table-cell>
          <table:table-cell table:style-name="Table3.A2" office:value-type="string">
            <text:p text:style-name="P54">1/3</text:p>
          </table:table-cell>
          <table:table-cell table:style-name="Table3.F2" office:value-type="string">
            <text:p text:style-name="P54">5</text:p>
          </table:table-cell>
        </table:table-row>
        <table:table-row table:style-name="Table3.1">
          <table:table-cell table:style-name="Table3.A2" office:value-type="string">
            <text:p text:style-name="P54">М3</text:p>
          </table:table-cell>
          <table:table-cell table:style-name="Table3.A2" office:value-type="string">
            <text:p text:style-name="P54">1/7</text:p>
          </table:table-cell>
          <table:table-cell table:style-name="Table3.A2" office:value-type="string">
            <text:p text:style-name="P54">1</text:p>
          </table:table-cell>
          <table:table-cell table:style-name="Table3.A2" office:value-type="string">
            <text:p text:style-name="P54">1/3</text:p>
          </table:table-cell>
          <table:table-cell table:style-name="Table3.A2" office:value-type="string">
            <text:p text:style-name="P54">1/9</text:p>
          </table:table-cell>
          <table:table-cell table:style-name="Table3.F2" office:value-type="string">
            <text:p text:style-name="P54">1/3</text:p>
          </table:table-cell>
        </table:table-row>
        <table:table-row table:style-name="Table3.1">
          <table:table-cell table:style-name="Table3.A2" office:value-type="string">
            <text:p text:style-name="P54">М4</text:p>
          </table:table-cell>
          <table:table-cell table:style-name="Table3.A2" office:value-type="string">
            <text:p text:style-name="P54">1/5</text:p>
          </table:table-cell>
          <table:table-cell table:style-name="Table3.A2" office:value-type="string">
            <text:p text:style-name="P54">3</text:p>
          </table:table-cell>
          <table:table-cell table:style-name="Table3.A2" office:value-type="string">
            <text:p text:style-name="P54">1</text:p>
          </table:table-cell>
          <table:table-cell table:style-name="Table3.A2" office:value-type="string">
            <text:p text:style-name="P54">1/5</text:p>
          </table:table-cell>
          <table:table-cell table:style-name="Table3.F2" office:value-type="string">
            <text:p text:style-name="P54">1</text:p>
          </table:table-cell>
        </table:table-row>
        <table:table-row table:style-name="Table3.1">
          <table:table-cell table:style-name="Table3.A2" office:value-type="string">
            <text:p text:style-name="P54">М5</text:p>
          </table:table-cell>
          <table:table-cell table:style-name="Table3.A2" office:value-type="string">
            <text:p text:style-name="P54">3</text:p>
          </table:table-cell>
          <table:table-cell table:style-name="Table3.A2" office:value-type="string">
            <text:p text:style-name="P54">9</text:p>
          </table:table-cell>
          <table:table-cell table:style-name="Table3.A2" office:value-type="string">
            <text:p text:style-name="P54">5</text:p>
          </table:table-cell>
          <table:table-cell table:style-name="Table3.A2" office:value-type="string">
            <text:p text:style-name="P54">1</text:p>
          </table:table-cell>
          <table:table-cell table:style-name="Table3.F2" office:value-type="string">
            <text:p text:style-name="P54">5</text:p>
          </table:table-cell>
        </table:table-row>
        <table:table-row table:style-name="Table3.1">
          <table:table-cell table:style-name="Table3.A2" office:value-type="string">
            <text:p text:style-name="P54">М6</text:p>
          </table:table-cell>
          <table:table-cell table:style-name="Table3.A2" office:value-type="string">
            <text:p text:style-name="P54">1/5</text:p>
          </table:table-cell>
          <table:table-cell table:style-name="Table3.A2" office:value-type="string">
            <text:p text:style-name="P54">3</text:p>
          </table:table-cell>
          <table:table-cell table:style-name="Table3.A2" office:value-type="string">
            <text:p text:style-name="P54">1</text:p>
          </table:table-cell>
          <table:table-cell table:style-name="Table3.A2" office:value-type="string">
            <text:p text:style-name="P54">1/5</text:p>
          </table:table-cell>
          <table:table-cell table:style-name="Table3.F2" office:value-type="string">
            <text:p text:style-name="P54">1</text:p>
          </table:table-cell>
        </table:table-row>
      </table:table>
      <text:p text:style-name="P51"/>
      <text:p text:style-name="P9">Локальные приоритеты альтернатив относительно критерия К2 (близость к потребителям):</text:p>
      <text:p text:style-name="P35">L<text:span text:style-name="T25">k2m2</text:span> = <text:s/>0.299675</text:p>
      <text:p text:style-name="P35">L<text:span text:style-name="T25">k2m3</text:span> = <text:s/>0.037390</text:p>
      <text:p text:style-name="P35">L<text:span text:style-name="T25">k2m4</text:span> = <text:s/>0.086957</text:p>
      <text:p text:style-name="P35">L<text:span text:style-name="T25">k2m5</text:span> = <text:s/>0.489022</text:p>
      <text:p text:style-name="P35">L<text:span text:style-name="T25">k2m6</text:span> = <text:s/>0.086957</text:p>
      <text:p text:style-name="P4"/>
      <text:p text:style-name="P4"><text:s text:c="19"/>Таблица 3.4 — Матрица парных сравнений альтернатив </text:p>
      <text:p text:style-name="P4"><text:s text:c="20"/>по критерию “затраты на подготовку к строительству”</text:p>
      <table:table table:name="Table4" table:style-name="Table4">
        <table:table-column table:style-name="Table4.A"/>
        <table:table-column table:style-name="Table4.B" table:number-columns-repeated="4"/>
        <table:table-column table:style-name="Table4.A"/>
        <table:table-row>
          <table:table-cell table:style-name="Table4.A1" office:value-type="string">
            <text:p text:style-name="P53"/>
          </table:table-cell>
          <table:table-cell table:style-name="Table4.A1" office:value-type="string">
            <text:p text:style-name="P55">M2</text:p>
          </table:table-cell>
          <table:table-cell table:style-name="Table4.A1" office:value-type="string">
            <text:p text:style-name="P55">M3</text:p>
          </table:table-cell>
          <table:table-cell table:style-name="Table4.A1" office:value-type="string">
            <text:p text:style-name="P55">M4</text:p>
          </table:table-cell>
          <table:table-cell table:style-name="Table4.A1" office:value-type="string">
            <text:p text:style-name="P55">M5</text:p>
          </table:table-cell>
          <table:table-cell table:style-name="Table4.F1" office:value-type="string">
            <text:p text:style-name="P55">M6</text:p>
          </table:table-cell>
        </table:table-row>
        <table:table-row>
          <table:table-cell table:style-name="Table4.A2" office:value-type="string">
            <text:p text:style-name="P55">M2</text:p>
          </table:table-cell>
          <table:table-cell table:style-name="Table4.A2" office:value-type="string">
            <text:p text:style-name="P55">1</text:p>
          </table:table-cell>
          <table:table-cell table:style-name="Table4.A2" office:value-type="string">
            <text:p text:style-name="P55">1/3</text:p>
          </table:table-cell>
          <table:table-cell table:style-name="Table4.A2" office:value-type="string">
            <text:p text:style-name="P55">1/5</text:p>
          </table:table-cell>
          <table:table-cell table:style-name="Table4.A2" office:value-type="string">
            <text:p text:style-name="P55">1/3</text:p>
          </table:table-cell>
          <table:table-cell table:style-name="Table4.F2" office:value-type="string">
            <text:p text:style-name="P55">3</text:p>
          </table:table-cell>
        </table:table-row>
        <table:table-row>
          <table:table-cell table:style-name="Table4.A2" office:value-type="string">
            <text:p text:style-name="P55">M3</text:p>
          </table:table-cell>
          <table:table-cell table:style-name="Table4.A2" office:value-type="string">
            <text:p text:style-name="P55">3</text:p>
          </table:table-cell>
          <table:table-cell table:style-name="Table4.A2" office:value-type="string">
            <text:p text:style-name="P55">1</text:p>
          </table:table-cell>
          <table:table-cell table:style-name="Table4.A2" office:value-type="string">
            <text:p text:style-name="P55">1/3</text:p>
          </table:table-cell>
          <table:table-cell table:style-name="Table4.A2" office:value-type="string">
            <text:p text:style-name="P55">1</text:p>
          </table:table-cell>
          <table:table-cell table:style-name="Table4.F2" office:value-type="string">
            <text:p text:style-name="P55">7</text:p>
          </table:table-cell>
        </table:table-row>
        <table:table-row>
          <table:table-cell table:style-name="Table4.A2" office:value-type="string">
            <text:p text:style-name="P55">M4</text:p>
          </table:table-cell>
          <table:table-cell table:style-name="Table4.A2" office:value-type="string">
            <text:p text:style-name="P55">5</text:p>
          </table:table-cell>
          <table:table-cell table:style-name="Table4.A2" office:value-type="string">
            <text:p text:style-name="P55">3</text:p>
          </table:table-cell>
          <table:table-cell table:style-name="Table4.A2" office:value-type="string">
            <text:p text:style-name="P55">1</text:p>
          </table:table-cell>
          <table:table-cell table:style-name="Table4.A2" office:value-type="string">
            <text:p text:style-name="P55">3</text:p>
          </table:table-cell>
          <table:table-cell table:style-name="Table4.F2" office:value-type="string">
            <text:p text:style-name="P55">9</text:p>
          </table:table-cell>
        </table:table-row>
        <table:table-row>
          <table:table-cell table:style-name="Table4.A2" office:value-type="string">
            <text:p text:style-name="P55">M5</text:p>
          </table:table-cell>
          <table:table-cell table:style-name="Table4.A2" office:value-type="string">
            <text:p text:style-name="P55">3</text:p>
          </table:table-cell>
          <table:table-cell table:style-name="Table4.A2" office:value-type="string">
            <text:p text:style-name="P55">1</text:p>
          </table:table-cell>
          <table:table-cell table:style-name="Table4.A2" office:value-type="string">
            <text:p text:style-name="P55">1/3</text:p>
          </table:table-cell>
          <table:table-cell table:style-name="Table4.A2" office:value-type="string">
            <text:p text:style-name="P55">1</text:p>
          </table:table-cell>
          <table:table-cell table:style-name="Table4.F2" office:value-type="string">
            <text:p text:style-name="P55">7</text:p>
          </table:table-cell>
        </table:table-row>
        <table:table-row>
          <table:table-cell table:style-name="Table4.A2" office:value-type="string">
            <text:p text:style-name="P55">M6</text:p>
          </table:table-cell>
          <table:table-cell table:style-name="Table4.A2" office:value-type="string">
            <text:p text:style-name="P55">1/3</text:p>
          </table:table-cell>
          <table:table-cell table:style-name="Table4.A2" office:value-type="string">
            <text:p text:style-name="P55">1/7</text:p>
          </table:table-cell>
          <table:table-cell table:style-name="Table4.A2" office:value-type="string">
            <text:p text:style-name="P55">1/9</text:p>
          </table:table-cell>
          <table:table-cell table:style-name="Table4.A2" office:value-type="string">
            <text:p text:style-name="P55">1/7</text:p>
          </table:table-cell>
          <table:table-cell table:style-name="Table4.F2" office:value-type="string">
            <text:p text:style-name="P55">1</text:p>
          </table:table-cell>
        </table:table-row>
      </table:table>
      <text:p text:style-name="P8"/>
      <text:p text:style-name="P9">Локальные приоритеты альтернатив относительно критерия К2 (близость к потребителям):</text:p>
      <text:p text:style-name="P35">L<text:span text:style-name="T26">k3m2</text:span> = <text:s/>0.082019</text:p>
      <text:p text:style-name="P35">L<text:span text:style-name="T26">k3m3</text:span> = <text:s/>0.208044</text:p>
      <text:p text:style-name="P35">L<text:span text:style-name="T26">k3m4</text:span> = <text:s/>0.468410</text:p>
      <text:p text:style-name="P35"><text:soft-page-break/>L<text:span text:style-name="T26">k3m5</text:span> = <text:s/>0.208044</text:p>
      <text:p text:style-name="P35">L<text:span text:style-name="T26">k3m6</text:span> = <text:s/>0.033483</text:p>
      <text:p text:style-name="P46"><text:span text:style-name="T1">На основании полученных оценок вычисляются </text:span><text:span text:style-name="T8">глобальные приоритеты альтернатив</text:span><text:span text:style-name="T1">, в которых учитываются предпочтения альтернатив по каждому из критериев, а также важность этих критериев. Глобальные приоритеты альтернатив находятся следующим образом: локальные приоритеты альтернативы относительно критериев умножаются на приоритеты соответствующих критериев; эти произведения складываются</text:span><text:span text:style-name="T14">.</text:span></text:p>
      <text:p text:style-name="P47"><text:span text:style-name="T5">G</text:span><text:span text:style-name="T13">M2</text:span><text:span text:style-name="T6"> = </text:span><draw:frame draw:style-name="fr1" draw:name="Object19" text:anchor-type="as-char" svg:y="-0.377cm" svg:width="8.026cm" svg:height="0.531cm" draw:z-index="0"><draw:object xlink:href="./Object 19" xlink:type="simple" xlink:show="embed" xlink:actuate="onLoad"/><draw:image xlink:href="./ObjectReplacements/Object 19" xlink:type="simple" xlink:show="embed" xlink:actuate="onLoad"/></draw:frame><text:span text:style-name="T6"><text:s/></text:span></text:p>
      <text:p text:style-name="P49"><text:span text:style-name="T5">G</text:span><text:span text:style-name="T13">M3</text:span><text:span text:style-name="T6"> = </text:span><draw:frame draw:style-name="fr1" draw:name="Object20" text:anchor-type="as-char" svg:y="-0.377cm" svg:width="8.033cm" svg:height="0.531cm" draw:z-index="3"><draw:object xlink:href="./Object 20" xlink:type="simple" xlink:show="embed" xlink:actuate="onLoad"/><draw:image xlink:href="./ObjectReplacements/Object 20" xlink:type="simple" xlink:show="embed" xlink:actuate="onLoad"/></draw:frame><text:span text:style-name="T6"><text:s/></text:span></text:p>
      <text:p text:style-name="P50"><text:span text:style-name="T5">G</text:span><text:span text:style-name="T13">M4</text:span><text:span text:style-name="T6"> = </text:span><draw:frame draw:style-name="fr1" draw:name="Object21" text:anchor-type="as-char" svg:y="-0.377cm" svg:width="8.072cm" svg:height="0.531cm" draw:z-index="4"><draw:object xlink:href="./Object 21" xlink:type="simple" xlink:show="embed" xlink:actuate="onLoad"/><draw:image xlink:href="./ObjectReplacements/Object 21" xlink:type="simple" xlink:show="embed" xlink:actuate="onLoad"/></draw:frame></text:p>
      <text:p text:style-name="P47"><text:span text:style-name="T5">G</text:span><text:span text:style-name="T13">M5</text:span><text:span text:style-name="T6"> = </text:span><draw:frame draw:style-name="fr1" draw:name="Object22" text:anchor-type="as-char" svg:y="-0.377cm" svg:width="8.027cm" svg:height="0.531cm" draw:z-index="1"><draw:object xlink:href="./Object 22" xlink:type="simple" xlink:show="embed" xlink:actuate="onLoad"/><draw:image xlink:href="./ObjectReplacements/Object 22" xlink:type="simple" xlink:show="embed" xlink:actuate="onLoad"/></draw:frame></text:p>
      <text:p text:style-name="P47"><text:span text:style-name="T5">G</text:span><text:span text:style-name="T13">M6</text:span><text:span text:style-name="T6"> = </text:span><draw:frame draw:style-name="fr1" draw:name="Object23" text:anchor-type="as-char" svg:y="-0.377cm" svg:width="8.036cm" svg:height="0.531cm" draw:z-index="2"><draw:object xlink:href="./Object 23" xlink:type="simple" xlink:show="embed" xlink:actuate="onLoad"/><draw:image xlink:href="./ObjectReplacements/Object 23" xlink:type="simple" xlink:show="embed" xlink:actuate="onLoad"/></draw:frame><text:span text:style-name="T1"><text:s/></text:span></text:p>
      <text:p text:style-name="P52"/>
      <text:p text:style-name="P45"><text:span text:style-name="T1">Чем больше глобальный приоритет, тем лучше альтернатива (с учетом </text:span><text:span text:style-name="T9">всех</text:span><text:span text:style-name="T1"> критериев, а также с учетом их важности).</text:span></text:p>
      <text:p text:style-name="P9">В данном случае лучшей площадкой для строительства нового предприятия является место, обозначенное как М<text:span text:style-name="T27">4</text:span>. Несколько хуже место М<text:span text:style-name="T27">5</text:span>, еще хуже – М<text:span text:style-name="T28">3</text:span>, еще <text:span text:style-name="T27">менее</text:span> худшее – М<text:span text:style-name="T28">2</text:span>, самое худшее – М<text:span text:style-name="T27">6</text:span>.</text:p>
      <text:p text:style-name="P33">Приложение <text:s/>А</text:p>
      <text:p text:style-name="P69">CalculateSaati.m</text:p>
      <text:p text:style-name="P62"/>
      <text:p text:style-name="P63">function localPriorities = CalculateSaati(inputMatrix, size)</text:p>
      <text:p text:style-name="P63"><text:s text:c="4"/>% Calculating geometric mean of matrix rows</text:p>
      <text:p text:style-name="P63"><text:s text:c="4"/>geometrixMeanMatrixRows = zeros(size); % empty array</text:p>
      <text:p text:style-name="P63"><text:s text:c="4"/>for i = 1:size</text:p>
      <text:p text:style-name="P63"><text:s text:c="4"/>geometrixMeanMatrixRows(i) = inputMatrix(i,1);</text:p>
      <text:p text:style-name="P63"><text:s text:c="8"/>for j = 2:size</text:p>
      <text:p text:style-name="P63"><text:s text:c="12"/>geometrixMeanMatrixRows(i) = geometrixMeanMatrixRows(i) * inputMatrix(i,j); % summing all elements in line</text:p>
      <text:p text:style-name="P63"><text:s text:c="8"/>end</text:p>
      <text:p text:style-name="P63"><text:s text:c="4"/>geometrixMeanMatrixRows(i) = nthroot(geometrixMeanMatrixRows(i),size);</text:p>
      <text:p text:style-name="P63"><text:s text:c="4"/>end</text:p>
      <text:p text:style-name="P63"><text:s text:c="4"/>sumGeometricMeans = 0;</text:p>
      <text:p text:style-name="P63"><text:s text:c="4"/>for i = 1:size</text:p>
      <text:p text:style-name="P63"><text:s text:c="8"/>fprintf('C%d = %f\n', i, geometrixMeanMatrixRows(i));</text:p>
      <text:p text:style-name="P63"><text:s text:c="8"/>sumGeometricMeans = sumGeometricMeans + geometrixMeanMatrixRows(i);</text:p>
      <text:p text:style-name="P63"><text:s text:c="4"/>end</text:p>
      <text:p text:style-name="P63"><text:s text:c="4"/>fprintf('Sum of geometric Means is %f\n', sumGeometricMeans);</text:p>
      <text:p text:style-name="P63"><text:s text:c="4"/></text:p>
      <text:p text:style-name="P63"><text:s text:c="4"/>localPriorities = zeros(size);</text:p>
      <text:p text:style-name="P63"><text:s text:c="4"/></text:p>
      <text:p text:style-name="P63"><text:s text:c="4"/>for i = 1:size</text:p>
      <text:p text:style-name="P63"><text:s text:c="8"/>localPriorities(i) = geometrixMeanMatrixRows(i) / sumGeometricMeans;</text:p>
      <text:p text:style-name="P63"><text:s text:c="8"/>fprintf('LP%d = <text:s/>%f\n',i, localPriorities(i));</text:p>
      <text:p text:style-name="P63"><text:s text:c="4"/>end</text:p>
      <text:p text:style-name="P63">end</text:p>
      <text:p text:style-name="P63"/>
      <text:p text:style-name="P65"><text:soft-page-break/>InputMatrix.m</text:p>
      <text:p text:style-name="P64"/>
      <text:p text:style-name="P63">function resMatrix = InputMatrix(size)</text:p>
      <text:p text:style-name="P63"><text:s text:c="4"/>resMatrix = zeros(size, size);</text:p>
      <text:p text:style-name="P63"><text:s text:c="4"/>for i = 1:size</text:p>
      <text:p text:style-name="P63"><text:s text:c="8"/>for j = 1:size</text:p>
      <text:p text:style-name="P63"><text:s text:c="12"/>fprintf('Enter value at (%d, %d): ', i, j);</text:p>
      <text:p text:style-name="P63"><text:s text:c="12"/>resMatrix(i,j) = input(''); </text:p>
      <text:p text:style-name="P63"><text:s text:c="8"/>end</text:p>
      <text:p text:style-name="P63"><text:s text:c="4"/>end</text:p>
      <text:p text:style-name="P63">end</text:p>
      <text:p text:style-name="P63"/>
      <text:p text:style-name="P65">Main.m</text:p>
      <text:p text:style-name="P64"/>
      <text:p text:style-name="P63">% entering base matrix</text:p>
      <text:p text:style-name="P63">baseMatrix = InputMatrix(3);</text:p>
      <text:p text:style-name="P63">baseLocalPriorities = CalculateSaati(baseMatrix, 3);</text:p>
      <text:p text:style-name="P63"/>
      <text:p text:style-name="P63">% entering first</text:p>
      <text:p text:style-name="P63">matrixOne = InputMatrix(5);</text:p>
      <text:p text:style-name="P63">firstLocalPriorities = CalculateSaati(matrixOne, 5);</text:p>
      <text:p text:style-name="P63"/>
      <text:p text:style-name="P63">% entering second</text:p>
      <text:p text:style-name="P63">matrixTwo = InputMatrix(5);</text:p>
      <text:p text:style-name="P63">secondLocalPriorities = CalculateSaati(matrixTwo, 5);</text:p>
      <text:p text:style-name="P63"/>
      <text:p text:style-name="P63">% entring third</text:p>
      <text:p text:style-name="P63">matrixThree = InputMatrix(5);</text:p>
      <text:p text:style-name="P63">thirdLocalPriorities = CalculateSaati(matrixThree, 5);</text:p>
      <text:p text:style-name="P63"/>
      <text:p text:style-name="P63">% result</text:p>
      <text:p text:style-name="P63">globalPriorities = zeros(5);</text:p>
      <text:p text:style-name="P63"><text:soft-page-break/>for i = 1:5</text:p>
      <text:p text:style-name="P63"><text:s text:c="4"/>globalPriorities(i) = firstLocalPriorities(i) * baseLocalPriorities(1) + secondLocalPriorities(i) * baseLocalPriorities(2) + thirdLocalPriorities(i) * baseLocalPriorities(3);</text:p>
      <text:p text:style-name="P63"><text:s text:c="4"/>fprintf('GP%d = %f\n', i, globalPriorities(i));</text:p>
      <text:p text:style-name="P63">en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style:font-name-asian="Calibri1" style:font-family-asian="Calibri" style:font-family-generic-asian="system" style:font-pitch-asian="variable" style:language-asian="ru" style:country-asian="RU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margin-top="0cm" fo:margin-bottom="0cm" style:contextual-spacing="false" fo:line-height="120%" fo:text-align="justify" style:justify-single-word="false" fo:text-indent="1.251cm" style:auto-text-indent="false"/>
      <style:text-properties style:use-window-font-color="true" loext:opacity="0%"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0pt"/>
    </style:style>
    <style:style style:name="основной_20_гост" style:display-name="основной гост" style:family="paragraph" style:parent-style-name="Standard" loext:linked-style-name="основной_20_гост_20_Знак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language-asian="en" style:country-asian="US" style:font-name-complex="Noto Sans Arabic UI" style:font-family-complex="'Noto Sans Arabic UI'" style:font-family-generic-complex="system" style:font-pitch-complex="variabl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 loext:linked-style-name="Header">
      <style:text-properties fo:color="#000000" loext:opacity="100%" style:font-name="Calibri" fo:font-family="Calibri" style:font-family-generic="roman" style:font-pitch="variable" style:font-name-asian="Calibri1" style:font-family-asian="Calibri" style:font-family-generic-asian="system" style:font-pitch-asian="variable" style:language-asian="ru" style:country-asian="RU" style:font-name-complex="Calibri1" style:font-family-complex="Calibri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 loext:linked-style-name="Footer">
      <style:text-properties fo:color="#000000" loext:opacity="100%" style:font-name="Calibri" fo:font-family="Calibri" style:font-family-generic="roman" style:font-pitch="variable" style:font-name-asian="Calibri1" style:font-family-asian="Calibri" style:font-family-generic-asian="system" style:font-pitch-asian="variable" style:language-asian="ru" style:country-asian="RU" style:font-name-complex="Calibri1" style:font-family-complex="Calibri" style:font-family-generic-complex="system" style:font-pitch-complex="variable"/>
    </style:style>
    <style:style style:name="line_20_number" style:display-name="line number" style:family="text" style:parent-style-name="Default_20_Paragraph_20_Font"/>
    <style:style style:name="основной_20_гост_20_Знак" style:display-name="основной гост Знак" style:family="text" style:parent-style-name="Default_20_Paragraph_20_Font" loext:linked-style-name="основной_20_гост">
      <style:text-properties style:font-name="Times New Roman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fo:font-style="normal" fo:font-weight="bold" style:font-style-asian="normal" style:font-weight-asian="bold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font-size="14pt" style:font-size-asian="14pt"/>
    </style:style>
    <style:style style:name="ListLabel_20_11" style:display-name="ListLabel 11" style:family="text">
      <style:text-properties fo:font-size="14pt" style:font-size-asian="14pt"/>
    </style:style>
    <style:style style:name="ListLabel_20_12" style:display-name="ListLabel 12" style:family="text">
      <style:text-properties fo:font-size="14pt" style:font-size-asian="14pt"/>
    </style:style>
    <style:style style:name="ListLabel_20_13" style:display-name="ListLabel 13" style:family="text">
      <style:text-properties fo:font-size="14pt" style:font-size-asian="14pt"/>
    </style:style>
    <style:style style:name="ListLabel_20_14" style:display-name="ListLabel 14" style:family="text">
      <style:text-properties fo:font-size="14pt" style:font-size-asian="14pt"/>
    </style:style>
    <style:style style:name="ListLabel_20_15" style:display-name="ListLabel 15" style:family="text">
      <style:text-properties fo:font-size="14pt" style:font-size-asian="14pt"/>
    </style:style>
    <style:style style:name="ListLabel_20_16" style:display-name="ListLabel 16" style:family="text">
      <style:text-properties fo:font-size="14pt" style:font-size-asian="14pt"/>
    </style:style>
    <style:style style:name="ListLabel_20_17" style:display-name="ListLabel 17" style:family="text">
      <style:text-properties fo:font-size="14pt" style:font-size-asian="14pt"/>
    </style:style>
    <style:style style:name="ListLabel_20_18" style:display-name="ListLabel 18" style:family="text">
      <style:text-properties fo:font-size="14pt" style:font-size-asian="14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−" style:num-suffix="−" text:bullet-char="−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fo:font-family="'Times New Roman'" style:font-style-name="Regular" style:font-pitch="variable"/>
      </text:list-level-style-bullet>
      <text:list-level-style-number text:level="2" text:style-name="ListLabel_20_2" loext:num-list-format="%2%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1" text:start-value="2">
        <style:list-level-properties text:list-level-position-and-space-mode="label-alignment">
          <style:list-level-label-alignment text:label-followed-by="listtab" text:list-tab-stop-position="1.746cm" fo:text-indent="-1.746cm" fo:margin-left="1.746cm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2.746cm" fo:text-indent="-1.746cm" fo:margin-left="2.746cm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.747cm" fo:text-indent="-1.746cm" fo:margin-left="3.747cm"/>
        </style:list-level-properties>
      </text:list-level-style-number>
      <text:list-level-style-number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4.905cm" fo:text-indent="-1.905cm" fo:margin-left="4.905cm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5.906cm" fo:text-indent="-1.905cm" fo:margin-left="5.906cm"/>
        </style:list-level-properties>
      </text:list-level-style-number>
      <text:list-level-style-number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7.541cm" fo:text-indent="-2.54cm" fo:margin-left="7.541cm"/>
        </style:list-level-properties>
      </text:list-level-style-number>
      <text:list-level-style-number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8.541cm" fo:text-indent="-2.54cm" fo:margin-left="8.541cm"/>
        </style:list-level-properties>
      </text:list-level-style-number>
      <text:list-level-style-number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0.176cm" fo:text-indent="-3.175cm" fo:margin-left="10.176cm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1.811cm" fo:text-indent="-3.81cm" fo:margin-left="11.8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style:font-name="Times New Roman" fo:font-size="12pt" style:font-size-asian="12pt" style:font-name-complex="Times New Roman1" style:font-size-complex="12pt"/>
    </style:style>
    <style:page-layout style:name="Mpm1">
      <style:page-layout-properties fo:page-width="21.001cm" fo:page-height="29.7cm" style:num-format="1" style:print-orientation="portrait" fo:margin-top="2cm" fo:margin-bottom="0.741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9cm" fo:margin-left="0cm" fo:margin-right="0cm" fo:margin-top="1.15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0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Анжелика Деркач</meta:initial-creator>
    <meta:editing-cycles>39</meta:editing-cycles>
    <meta:creation-date>2022-02-08T22:35:00</meta:creation-date>
    <dc:date>2023-02-23T18:17:41.133640603</dc:date>
    <meta:editing-duration>PT4H43M37S</meta:editing-duration>
    <meta:generator>LibreOffice/7.3.7.2$Linux_X86_64 LibreOffice_project/30$Build-2</meta:generator>
    <meta:document-statistic meta:table-count="5" meta:image-count="0" meta:object-count="5" meta:page-count="10" meta:paragraph-count="320" meta:word-count="1232" meta:character-count="8943" meta:non-whitespace-character-count="7513"/>
    <meta:user-defined meta:name="AppVersion">16.0000</meta:user-defined>
    <meta:template xlink:type="simple" xlink:actuate="onRequest" xlink:title="Normal.dotm" xlink:href=""/>
  </office:meta>
</office:document-meta>
</file>

<file path=Object 19/content.xml><?xml version="1.0" encoding="utf-8"?>
<math xmlns="http://www.w3.org/1998/Math/MathML" display="block">
  <semantics>
    <mrow>
      <msub>
        <mi>L</mi>
        <mrow>
          <mi>k</mi>
          <mn>1</mn>
          <mi>M</mi>
          <mn>2</mn>
        </mrow>
      </msub>
      <mi>⋅</mi>
      <mrow>
        <msub>
          <mi>L</mi>
          <mrow>
            <mi>K</mi>
            <mn>1</mn>
          </mrow>
        </msub>
        <mo stretchy="false">+</mo>
        <msub>
          <mi>L</mi>
          <mrow>
            <mi>k</mi>
            <mn>2</mn>
            <mi>M</mi>
            <mn>2</mn>
          </mrow>
        </msub>
      </mrow>
      <mi>⋅</mi>
      <mrow>
        <msub>
          <mi>L</mi>
          <mrow>
            <mi>K</mi>
            <mn>1</mn>
          </mrow>
        </msub>
        <mo stretchy="false">+</mo>
        <msub>
          <mi>L</mi>
          <mrow>
            <mi>k</mi>
            <mn>3</mn>
            <mi>M</mi>
            <mn>2</mn>
          </mrow>
        </msub>
      </mrow>
      <mi>⋅</mi>
      <mrow>
        <msub>
          <mi>L</mi>
          <mrow>
            <mi>K</mi>
            <mn>3</mn>
          </mrow>
        </msub>
        <mo stretchy="false">=</mo>
        <mn>0.107007</mn>
      </mrow>
    </mrow>
    <annotation encoding="StarMath 5.0">{L} rsub {k 1 M 2 } ⋅ {L} rsub {K1} + 
{L} rsub {k 2 M 2 } ⋅ {L} rsub {K1} +  {L} rsub {k 3 M 2 } ⋅ {L} rsub {K3}
= 0.107007</annotation>
  </semantics>
</math>
</file>

<file path=Object 20/content.xml><?xml version="1.0" encoding="utf-8"?>
<math xmlns="http://www.w3.org/1998/Math/MathML" display="block">
  <semantics>
    <mrow>
      <msub>
        <mi>L</mi>
        <mrow>
          <mi>k</mi>
          <mn>1</mn>
          <mi>M</mi>
          <mn>3</mn>
        </mrow>
      </msub>
      <mi>⋅</mi>
      <mrow>
        <msub>
          <mi>L</mi>
          <mrow>
            <mi>K</mi>
            <mn>1</mn>
          </mrow>
        </msub>
        <mo stretchy="false">+</mo>
        <msub>
          <mi>L</mi>
          <mrow>
            <mi>k</mi>
            <mn>2</mn>
            <mi>M</mi>
            <mn>3</mn>
          </mrow>
        </msub>
      </mrow>
      <mi>⋅</mi>
      <mrow>
        <msub>
          <mi>L</mi>
          <mrow>
            <mi>K</mi>
            <mn>1</mn>
          </mrow>
        </msub>
        <mo stretchy="false">+</mo>
        <msub>
          <mi>L</mi>
          <mrow>
            <mi>k</mi>
            <mn>3</mn>
            <mi>M</mi>
            <mn>3</mn>
          </mrow>
        </msub>
      </mrow>
      <mi>⋅</mi>
      <mrow>
        <msub>
          <mi>L</mi>
          <mrow>
            <mi>K</mi>
            <mn>3</mn>
          </mrow>
        </msub>
        <mo stretchy="false">=</mo>
        <mn>0.192557</mn>
      </mrow>
    </mrow>
    <annotation encoding="StarMath 5.0">{L} rsub {k 1 M 3 } ⋅ {L} rsub {K1} +  {L} rsub {k 2 M 3 } ⋅ {L} rsub {K1} +  {L} rsub {k 3 M 3 } ⋅ {L} rsub {K3} = 0.192557</annotation>
  </semantics>
</math>
</file>

<file path=Object 21/content.xml><?xml version="1.0" encoding="utf-8"?>
<math xmlns="http://www.w3.org/1998/Math/MathML" display="block">
  <semantics>
    <mrow>
      <msub>
        <mi>L</mi>
        <mrow>
          <mi>k</mi>
          <mn>1</mn>
          <mi>M</mi>
          <mn>4</mn>
        </mrow>
      </msub>
      <mi>⋅</mi>
      <mrow>
        <msub>
          <mi>L</mi>
          <mrow>
            <mi>K</mi>
            <mn>1</mn>
          </mrow>
        </msub>
        <mo stretchy="false">+</mo>
        <msub>
          <mi>L</mi>
          <mrow>
            <mi>k</mi>
            <mn>2</mn>
            <mi>M</mi>
            <mn>4</mn>
          </mrow>
        </msub>
      </mrow>
      <mi>⋅</mi>
      <mrow>
        <msub>
          <mi>L</mi>
          <mrow>
            <mi>K</mi>
            <mn>1</mn>
          </mrow>
        </msub>
        <mo stretchy="false">+</mo>
        <msub>
          <mi>L</mi>
          <mrow>
            <mi>k</mi>
            <mn>3</mn>
            <mi>M</mi>
            <mn>4</mn>
          </mrow>
        </msub>
      </mrow>
      <mi>⋅</mi>
      <mrow>
        <msub>
          <mi>L</mi>
          <mrow>
            <mi>K</mi>
            <mn>3</mn>
          </mrow>
        </msub>
        <mo stretchy="false">=</mo>
        <mn>0.420387</mn>
      </mrow>
    </mrow>
    <annotation encoding="StarMath 5.0">{L} rsub {k 1 M 4 } ⋅ {L} rsub {K1} +  {L} rsub {k 2 M 4 } ⋅ {L} rsub {K1} +  {L} rsub {k 3 M 4 } ⋅ {L} rsub {K3} = 0.420387</annotation>
  </semantics>
</math>
</file>

<file path=Object 22/content.xml><?xml version="1.0" encoding="utf-8"?>
<math xmlns="http://www.w3.org/1998/Math/MathML" display="block">
  <semantics>
    <mrow>
      <msub>
        <mi>L</mi>
        <mrow>
          <mi>k</mi>
          <mn>1</mn>
          <mi>M</mi>
          <mn>5</mn>
        </mrow>
      </msub>
      <mi>⋅</mi>
      <mrow>
        <msub>
          <mi>L</mi>
          <mrow>
            <mi>K</mi>
            <mn>1</mn>
          </mrow>
        </msub>
        <mo stretchy="false">+</mo>
        <msub>
          <mi>L</mi>
          <mrow>
            <mi>k</mi>
            <mn>2</mn>
            <mi>M</mi>
            <mn>5</mn>
          </mrow>
        </msub>
      </mrow>
      <mi>⋅</mi>
      <mrow>
        <msub>
          <mi>L</mi>
          <mrow>
            <mi>K</mi>
            <mn>1</mn>
          </mrow>
        </msub>
        <mo stretchy="false">+</mo>
        <msub>
          <mi>L</mi>
          <mrow>
            <mi>k</mi>
            <mn>3</mn>
            <mi>M</mi>
            <mn>5</mn>
          </mrow>
        </msub>
      </mrow>
      <mi>⋅</mi>
      <mrow>
        <msub>
          <mi>L</mi>
          <mrow>
            <mi>K</mi>
            <mn>3</mn>
          </mrow>
        </msub>
        <mo stretchy="false">=</mo>
        <mn>0.238100</mn>
      </mrow>
    </mrow>
    <annotation encoding="StarMath 5.0">{L} rsub {k 1 M 5 } ⋅ {L} rsub {K1} +  {L} rsub {k 2 M 5 } ⋅ {L} rsub {K1} +  {L} rsub {k 3 M 5 } ⋅ {L} rsub {K3} = 0.238100</annotation>
  </semantics>
</math>
</file>

<file path=Object 23/content.xml><?xml version="1.0" encoding="utf-8"?>
<math xmlns="http://www.w3.org/1998/Math/MathML" display="block">
  <semantics>
    <mrow>
      <msub>
        <mi>L</mi>
        <mrow>
          <mi>k</mi>
          <mn>1</mn>
          <mi>M</mi>
          <mn>6</mn>
        </mrow>
      </msub>
      <mi>⋅</mi>
      <mrow>
        <msub>
          <mi>L</mi>
          <mrow>
            <mi>K</mi>
            <mn>1</mn>
          </mrow>
        </msub>
        <mo stretchy="false">+</mo>
        <msub>
          <mi>L</mi>
          <mrow>
            <mi>k</mi>
            <mn>2</mn>
            <mi>M</mi>
            <mn>6</mn>
          </mrow>
        </msub>
      </mrow>
      <mi>⋅</mi>
      <mrow>
        <msub>
          <mi>L</mi>
          <mrow>
            <mi>K</mi>
            <mn>1</mn>
          </mrow>
        </msub>
        <mo stretchy="false">+</mo>
        <msub>
          <mi>L</mi>
          <mrow>
            <mi>k</mi>
            <mn>3</mn>
            <mi>M</mi>
            <mn>6</mn>
          </mrow>
        </msub>
      </mrow>
      <mi>⋅</mi>
      <mrow>
        <msub>
          <mi>L</mi>
          <mrow>
            <mi>K</mi>
            <mn>3</mn>
          </mrow>
        </msub>
        <mo stretchy="false">=</mo>
        <mn>0.041950</mn>
      </mrow>
    </mrow>
    <annotation encoding="StarMath 5.0">{L} rsub {k 1 M 6 } ⋅ {L} rsub {K1} +  {L} rsub {k 2 M 6 } ⋅ {L} rsub {K1} +  {L} rsub {k 3 M 6 } ⋅ {L} rsub {K3} = 0.041950</annotation>
  </semantics>
</math>
</file>